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82in" fo:margin-left="0in" table:align="left" style:may-break-between-rows="true" style:writing-mode="lr-tb"/>
    </style:style>
    <style:style style:name="Table3.A" style:family="table-column">
      <style:table-column-properties style:column-width="1.2854in"/>
    </style:style>
    <style:style style:name="Table3.B" style:family="table-column">
      <style:table-column-properties style:column-width="2.8264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Table3.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4" style:family="table-cell">
      <style:table-cell-properties fo:background-color="transparent" fo:padding="0.0382in" fo:border-left="0.05pt solid #000000" fo:border-right="none" fo:border-top="none" fo:border-bottom="0.05pt solid #000000">
        <style:background-image/>
      </style:table-cell-properties>
    </style:style>
    <style:style style:name="Table3.B4" style:family="table-cell">
      <style:table-cell-properties fo:background-color="transparent" fo:padding="0.0382in" fo:border-left="0.05pt solid #000000" fo:border-right="none" fo:border-top="none" fo:border-bottom="0.05pt solid #000000">
        <style:background-image/>
      </style:table-cell-properties>
    </style:style>
    <style:style style:name="Table3.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Table3.B5" style:family="table-cell">
      <style:table-cell-properties fo:background-color="transparent" fo:padding="0.0382in" fo:border-left="0.05pt solid #000000" fo:border-right="none" fo:border-top="none" fo:border-bottom="0.05pt solid #000000">
        <style:background-image/>
      </style:table-cell-properties>
    </style:style>
    <style:style style:name="Table3.C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6" style:family="table-cell">
      <style:table-cell-properties fo:background-color="transparent" fo:padding="0.0382in" fo:border-left="0.05pt solid #000000" fo:border-right="none" fo:border-top="none" fo:border-bottom="0.05pt solid #000000">
        <style:background-image/>
      </style:table-cell-properties>
    </style:style>
    <style:style style:name="Table3.B6" style:family="table-cell">
      <style:table-cell-properties fo:background-color="transparent" fo:padding="0.0382in" fo:border-left="0.05pt solid #000000" fo:border-right="none" fo:border-top="none" fo:border-bottom="0.05pt solid #000000">
        <style:background-image/>
      </style:table-cell-properties>
    </style:style>
    <style:style style:name="Table3.C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7" style:family="table-cell">
      <style:table-cell-properties fo:background-color="transparent" fo:padding="0.0382in" fo:border-left="0.05pt solid #000000" fo:border-right="none" fo:border-top="none" fo:border-bottom="0.05pt solid #000000">
        <style:background-image/>
      </style:table-cell-properties>
    </style:style>
    <style:style style:name="Table3.B7" style:family="table-cell">
      <style:table-cell-properties fo:background-color="transparent" fo:padding="0.0382in" fo:border-left="0.05pt solid #000000" fo:border-right="none" fo:border-top="none" fo:border-bottom="0.05pt solid #000000">
        <style:background-image/>
      </style:table-cell-properties>
    </style:style>
    <style:style style:name="Table3.C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8" style:family="table-cell">
      <style:table-cell-properties fo:background-color="transparent" fo:padding="0.0382in" fo:border-left="0.05pt solid #000000" fo:border-right="none" fo:border-top="none" fo:border-bottom="0.05pt solid #000000">
        <style:background-image/>
      </style:table-cell-properties>
    </style:style>
    <style:style style:name="Table3.B8" style:family="table-cell">
      <style:table-cell-properties fo:background-color="transparent" fo:padding="0.0382in" fo:border-left="0.05pt solid #000000" fo:border-right="none" fo:border-top="none" fo:border-bottom="0.05pt solid #000000">
        <style:background-image/>
      </style:table-cell-properties>
    </style:style>
    <style:style style:name="Table3.C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9" style:family="table-cell">
      <style:table-cell-properties fo:background-color="transparent" fo:padding="0.0382in" fo:border-left="0.05pt solid #000000" fo:border-right="none" fo:border-top="none" fo:border-bottom="0.05pt solid #000000">
        <style:background-image/>
      </style:table-cell-properties>
    </style:style>
    <style:style style:name="Table3.B9" style:family="table-cell">
      <style:table-cell-properties fo:background-color="transparent" fo:padding="0.0382in" fo:border-left="0.05pt solid #000000" fo:border-right="none" fo:border-top="none" fo:border-bottom="0.05pt solid #000000">
        <style:background-image/>
      </style:table-cell-properties>
    </style:style>
    <style:style style:name="Table3.C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0" style:family="table-cell">
      <style:table-cell-properties fo:background-color="transparent" fo:padding="0.0382in" fo:border-left="0.05pt solid #000000" fo:border-right="none" fo:border-top="none" fo:border-bottom="0.05pt solid #000000">
        <style:background-image/>
      </style:table-cell-properties>
    </style:style>
    <style:style style:name="Table3.B10" style:family="table-cell">
      <style:table-cell-properties fo:background-color="transparent" fo:padding="0.0382in" fo:border-left="0.05pt solid #000000" fo:border-right="none" fo:border-top="none" fo:border-bottom="0.05pt solid #000000">
        <style:background-image/>
      </style:table-cell-properties>
    </style:style>
    <style:style style:name="Table3.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1" style:family="table-cell">
      <style:table-cell-properties fo:background-color="transparent" fo:padding="0.0382in" fo:border-left="0.05pt solid #000000" fo:border-right="none" fo:border-top="none" fo:border-bottom="0.05pt solid #000000">
        <style:background-image/>
      </style:table-cell-properties>
    </style:style>
    <style:style style:name="Table3.B11" style:family="table-cell">
      <style:table-cell-properties fo:background-color="transparent" fo:padding="0.0382in" fo:border-left="0.05pt solid #000000" fo:border-right="none" fo:border-top="none" fo:border-bottom="0.05pt solid #000000">
        <style:background-image/>
      </style:table-cell-properties>
    </style:style>
    <style:style style:name="Table3.C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1.7313in" style:rel-column-width="16384*"/>
    </style:style>
    <style:style style:name="Table6.C" style:family="table-column">
      <style:table-column-properties style:column-width="1.7313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0.7486in" style:rel-column-width="7084*"/>
    </style:style>
    <style:style style:name="Table7.B" style:family="table-column">
      <style:table-column-properties style:column-width="1.9417in" style:rel-column-width="18375*"/>
    </style:style>
    <style:style style:name="Table7.C" style:family="table-column">
      <style:table-column-properties style:column-width="4.2347in" style:rel-column-width="40076*"/>
    </style:style>
    <style:style style:name="Table7.1" style:family="table-row">
      <style:table-row-properties fo:keep-together="always"/>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P8"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Table_20_Contents">
      <style:text-properties officeooo:rsid="004109d5" officeooo:paragraph-rsid="004109d5"/>
    </style:style>
    <style:style style:name="P14" style:family="paragraph" style:parent-style-name="Table_20_Contents">
      <style:text-properties officeooo:rsid="004109d5" officeooo:paragraph-rsid="00799879"/>
    </style:style>
    <style:style style:name="P15" style:family="paragraph" style:parent-style-name="Standard">
      <style:text-properties officeooo:rsid="004109d5" officeooo:paragraph-rsid="008d6e8c"/>
    </style:style>
    <style:style style:name="P16" style:family="paragraph" style:parent-style-name="Table_20_Contents">
      <style:text-properties officeooo:rsid="004109d5" officeooo:paragraph-rsid="008ca65b"/>
    </style:style>
    <style:style style:name="P17" style:family="paragraph" style:parent-style-name="Standard">
      <style:text-properties officeooo:rsid="00422ae8" officeooo:paragraph-rsid="00799879"/>
    </style:style>
    <style:style style:name="P18" style:family="paragraph" style:parent-style-name="Standard">
      <style:text-properties officeooo:rsid="00422ae8" officeooo:paragraph-rsid="007b599a"/>
    </style:style>
    <style:style style:name="P19" style:family="paragraph" style:parent-style-name="Standard">
      <style:text-properties officeooo:rsid="00422ae8" officeooo:paragraph-rsid="00909d28"/>
    </style:style>
    <style:style style:name="P20" style:family="paragraph" style:parent-style-name="Standard">
      <style:text-properties officeooo:paragraph-rsid="00257083"/>
    </style:style>
    <style:style style:name="P21" style:family="paragraph" style:parent-style-name="Standard">
      <style:text-properties officeooo:rsid="00257083" officeooo:paragraph-rsid="00257083"/>
    </style:style>
    <style:style style:name="P22" style:family="paragraph" style:parent-style-name="Standard">
      <style:text-properties officeooo:paragraph-rsid="003c8b5a"/>
    </style:style>
    <style:style style:name="P23" style:family="paragraph" style:parent-style-name="Standard">
      <style:text-properties officeooo:paragraph-rsid="00227e7c"/>
    </style:style>
    <style:style style:name="P24" style:family="paragraph" style:parent-style-name="Standard">
      <style:text-properties officeooo:paragraph-rsid="002864f2"/>
    </style:style>
    <style:style style:name="P25" style:family="paragraph" style:parent-style-name="Standard">
      <style:text-properties officeooo:paragraph-rsid="003a2b92"/>
    </style:style>
    <style:style style:name="P26" style:family="paragraph" style:parent-style-name="Standard">
      <style:paragraph-properties fo:text-align="center" style:justify-single-word="false"/>
      <style:text-properties fo:font-weight="bold" officeooo:rsid="00429416" officeooo:paragraph-rsid="0099f670" style:font-weight-asian="bold" style:font-weight-complex="bold"/>
    </style:style>
    <style:style style:name="P27" style:family="paragraph" style:parent-style-name="Table_20_Contents">
      <style:paragraph-properties fo:text-align="center" style:justify-single-word="false"/>
      <style:text-properties fo:font-weight="bold" officeooo:rsid="00429416" officeooo:paragraph-rsid="0099f670" style:font-weight-asian="bold" style:font-weight-complex="bold"/>
    </style:style>
    <style:style style:name="P28" style:family="paragraph" style:parent-style-name="Table_20_Contents">
      <style:text-properties fo:font-weight="bold" officeooo:rsid="004109d5" officeooo:paragraph-rsid="004109d5" style:font-weight-asian="bold" style:font-weight-complex="bold"/>
    </style:style>
    <style:style style:name="P29" style:family="paragraph" style:parent-style-name="Table_20_Contents">
      <style:text-properties fo:font-weight="bold" officeooo:rsid="004109d5" officeooo:paragraph-rsid="00799879" style:font-weight-asian="bold" style:font-weight-complex="bold"/>
    </style:style>
    <style:style style:name="P30" style:family="paragraph" style:parent-style-name="Table_20_Contents">
      <style:text-properties fo:font-weight="bold" officeooo:rsid="007b599a" officeooo:paragraph-rsid="007b599a" style:font-weight-asian="bold" style:font-weight-complex="bold"/>
    </style:style>
    <style:style style:name="P31" style:family="paragraph" style:parent-style-name="Standard">
      <style:text-properties officeooo:rsid="004ab16e" officeooo:paragraph-rsid="004ab16e"/>
    </style:style>
    <style:style style:name="P32" style:family="paragraph" style:parent-style-name="Standard">
      <style:text-properties officeooo:rsid="0061da82" officeooo:paragraph-rsid="0061da82"/>
    </style:style>
    <style:style style:name="P33" style:family="paragraph" style:parent-style-name="Standard">
      <style:text-properties officeooo:rsid="0061e852" officeooo:paragraph-rsid="0061e852"/>
    </style:style>
    <style:style style:name="P34" style:family="paragraph" style:parent-style-name="Standard">
      <style:text-properties officeooo:rsid="0065410a" officeooo:paragraph-rsid="0065410a"/>
    </style:style>
    <style:style style:name="P35" style:family="paragraph" style:parent-style-name="Standard">
      <style:text-properties officeooo:rsid="006e1576" officeooo:paragraph-rsid="006e1576"/>
    </style:style>
    <style:style style:name="P36"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Standard">
      <style:text-properties officeooo:rsid="007b599a" officeooo:paragraph-rsid="007b599a"/>
    </style:style>
    <style:style style:name="P43" style:family="paragraph" style:parent-style-name="Table_20_Contents">
      <style:text-properties officeooo:rsid="007b599a" officeooo:paragraph-rsid="007b599a"/>
    </style:style>
    <style:style style:name="P44" style:family="paragraph" style:parent-style-name="Table_20_Contents">
      <style:text-properties officeooo:rsid="007b599a" officeooo:paragraph-rsid="008eaa18"/>
    </style:style>
    <style:style style:name="P45" style:family="paragraph" style:parent-style-name="Standard">
      <style:text-properties officeooo:rsid="0083c320" officeooo:paragraph-rsid="0083c320"/>
    </style:style>
    <style:style style:name="P46" style:family="paragraph" style:parent-style-name="Standard">
      <style:text-properties officeooo:rsid="00890d8f" officeooo:paragraph-rsid="00890d8f"/>
    </style:style>
    <style:style style:name="P47" style:family="paragraph" style:parent-style-name="Table_20_Contents">
      <style:text-properties style:use-window-font-color="true" loext:opacity="0%" style:font-name="Times New Roman1" fo:font-size="12pt" fo:language="en" fo:country="US" officeooo:rsid="007b599a" officeooo:paragraph-rsid="007b599a" style:font-name-asian="Times New Roman1" style:font-size-asian="12pt" style:font-name-complex="Times New Roman1" style:font-size-complex="12pt" style:language-complex="ar" style:country-complex="SA"/>
    </style:style>
    <style:style style:name="P48" style:family="paragraph" style:parent-style-name="Table_20_Contents">
      <style:paragraph-properties fo:text-align="center" style:justify-single-word="false"/>
      <style:text-properties style:use-window-font-color="true" loext:opacity="0%" style:font-name="Times New Roman1" fo:font-size="12pt" fo:language="en" fo:country="US" style:text-underline-style="none" fo:font-weight="normal" officeooo:rsid="0042eb48" officeooo:paragraph-rsid="0099f670" style:font-name-asian="Times New Roman1" style:font-size-asian="12pt" style:font-weight-asian="normal" style:font-name-complex="Times New Roman1" style:font-size-complex="12pt" style:language-complex="ar" style:country-complex="SA" style:font-weight-complex="normal"/>
    </style:style>
    <style:style style:name="P49" style:family="paragraph" style:parent-style-name="Table_20_Contents">
      <style:paragraph-properties fo:text-align="center" style:justify-single-word="false"/>
      <style:text-properties style:use-window-font-color="true" loext:opacity="0%" style:font-name="Courier New1" fo:font-size="11pt" fo:language="en" fo:country="US" style:text-underline-style="none" fo:font-weight="normal" officeooo:rsid="0042eb48" officeooo:paragraph-rsid="0099f670" style:font-name-asian="Times New Roman1" style:font-size-asian="11pt" style:font-weight-asian="normal" style:font-name-complex="Times New Roman1" style:font-size-complex="11pt" style:language-complex="ar" style:country-complex="SA" style:font-weight-complex="normal"/>
    </style:style>
    <style:style style:name="P50" style:family="paragraph" style:parent-style-name="Table_20_Contents">
      <style:paragraph-properties fo:text-align="center" style:justify-single-word="false"/>
      <style:text-properties officeooo:rsid="0042eb48" officeooo:paragraph-rsid="0099f670"/>
    </style:style>
    <style:style style:name="P51" style:family="paragraph" style:parent-style-name="Table_20_Contents">
      <style:paragraph-properties fo:text-align="center" style:justify-single-word="false"/>
      <style:text-properties style:font-name="Courier New1" fo:font-size="11pt" officeooo:rsid="0042eb48" officeooo:paragraph-rsid="0099f670" style:font-size-asian="11pt" style:font-size-complex="11pt"/>
    </style:style>
    <style:style style:name="P52" style:family="paragraph" style:parent-style-name="Table_20_Contents">
      <style:paragraph-properties fo:text-align="center" style:justify-single-word="false"/>
      <style:text-properties style:font-name="Courier New1" fo:font-size="11pt" style:text-underline-style="none" fo:font-weight="normal" officeooo:rsid="00429416" officeooo:paragraph-rsid="0099f670" style:font-size-asian="11pt" style:font-weight-asian="normal" style:font-size-complex="11pt" style:font-weight-complex="normal"/>
    </style:style>
    <style:style style:name="P53" style:family="paragraph" style:parent-style-name="Table_20_Contents">
      <style:paragraph-properties fo:text-align="center" style:justify-single-word="false"/>
      <style:text-properties style:font-name="Courier New1" fo:font-size="11pt" style:text-underline-style="none" fo:font-weight="normal" officeooo:rsid="0042eb48" officeooo:paragraph-rsid="0099f670" style:font-size-asian="11pt" style:font-weight-asian="normal" style:font-size-complex="11pt" style:font-weight-complex="normal"/>
    </style:style>
    <style:style style:name="P54" style:family="paragraph" style:parent-style-name="Table_20_Contents">
      <style:paragraph-properties fo:text-align="center" style:justify-single-word="false"/>
      <style:text-properties style:text-underline-style="none" fo:font-weight="normal" officeooo:rsid="00429416" officeooo:paragraph-rsid="0099f670" style:font-weight-asian="normal" style:font-weight-complex="normal"/>
    </style:style>
    <style:style style:name="P55" style:family="paragraph" style:parent-style-name="Table_20_Contents">
      <style:paragraph-properties fo:text-align="center" style:justify-single-word="false"/>
      <style:text-properties style:text-underline-style="none" fo:font-weight="normal" officeooo:rsid="0042eb48" officeooo:paragraph-rsid="0099f670" style:font-weight-asian="normal" style:font-weight-complex="normal"/>
    </style:style>
    <style:style style:name="P56" style:family="paragraph" style:parent-style-name="Table_20_Contents">
      <style:paragraph-properties fo:text-align="center" style:justify-single-word="false"/>
      <style:text-properties style:text-underline-style="none" fo:font-weight="normal" officeooo:rsid="005da468" officeooo:paragraph-rsid="0099f670" style:font-weight-asian="normal" style:font-weight-complex="normal"/>
    </style:style>
    <style:style style:name="P57" style:family="paragraph" style:parent-style-name="Table_20_Contents">
      <style:paragraph-properties fo:text-align="center" style:justify-single-word="false"/>
      <style:text-properties style:text-underline-style="none" fo:font-weight="normal" officeooo:rsid="00946aa9" officeooo:paragraph-rsid="0099f670" style:font-weight-asian="normal" style:font-weight-complex="normal"/>
    </style:style>
    <style:style style:name="P58" style:family="paragraph" style:parent-style-name="Standard">
      <style:text-properties officeooo:paragraph-rsid="00422ae8"/>
    </style:style>
    <style:style style:name="P59" style:family="paragraph" style:parent-style-name="Standard">
      <style:text-properties officeooo:rsid="009a82cb" officeooo:paragraph-rsid="009a82cb"/>
    </style:style>
    <style:style style:name="P60" style:family="paragraph" style:parent-style-name="Standard">
      <style:paragraph-properties fo:orphans="2" fo:widows="2" style:writing-mode="lr-tb"/>
    </style:style>
    <style:style style:name="P61" style:family="paragraph" style:parent-style-name="Heading_20_1" style:master-page-name="First_20_Page">
      <style:paragraph-properties style:page-number="auto"/>
    </style:style>
    <style:style style:name="P62" style:family="paragraph" style:parent-style-name="Heading_20_1">
      <style:paragraph-properties fo:break-before="page"/>
    </style:style>
    <style:style style:name="P63" style:family="paragraph" style:parent-style-name="Heading_20_3">
      <style:paragraph-properties fo:margin-top="0.0791in" fo:margin-bottom="0.0791in" style:contextual-spacing="false" fo:orphans="2" fo:widows="2" style:writing-mode="lr-tb"/>
      <style:text-properties style:use-window-font-color="true" loext:opacity="0%" fo:language="en" fo:country="US" style:font-name-asian="Times New Roman1" style:font-name-complex="Times New Roman1" style:font-size-complex="12pt" style:language-complex="ar" style:country-complex="SA"/>
    </style:style>
    <style:style style:name="P64" style:family="paragraph" style:parent-style-name="Heading_20_4">
      <style:text-properties officeooo:rsid="003d9829" officeooo:paragraph-rsid="003d9829"/>
    </style:style>
    <style:style style:name="P65" style:family="paragraph" style:parent-style-name="Heading_20_4">
      <style:text-properties officeooo:rsid="0061da82" officeooo:paragraph-rsid="0061da82"/>
    </style:style>
    <style:style style:name="P66" style:family="paragraph" style:parent-style-name="Heading_20_4">
      <style:text-properties officeooo:rsid="002864f2" officeooo:paragraph-rsid="002864f2"/>
    </style:style>
    <style:style style:name="P67" style:family="paragraph" style:parent-style-name="Heading_20_4">
      <style:text-properties officeooo:rsid="002764ad" officeooo:paragraph-rsid="002764ad"/>
    </style:style>
    <style:style style:name="P68" style:family="paragraph" style:parent-style-name="Heading_20_4">
      <style:text-properties officeooo:paragraph-rsid="00227e7c"/>
    </style:style>
    <style:style style:name="P69" style:family="paragraph" style:parent-style-name="Heading_20_4">
      <style:text-properties officeooo:rsid="008488b0" officeooo:paragraph-rsid="0099f670"/>
    </style:style>
    <style:style style:name="P70" style:family="paragraph" style:parent-style-name="Heading_20_4">
      <style:text-properties officeooo:rsid="00890d8f" officeooo:paragraph-rsid="00890d8f"/>
    </style:style>
    <style:style style:name="P71" style:family="paragraph" style:parent-style-name="Standard">
      <style:text-properties officeooo:rsid="00422ae8" officeooo:paragraph-rsid="00909d28"/>
    </style:style>
    <style:style style:name="P72" style:family="paragraph" style:parent-style-name="Standard" style:list-style-name="L1">
      <style:text-properties officeooo:paragraph-rsid="0031f2b1"/>
    </style:style>
    <style:style style:name="P73" style:family="paragraph" style:parent-style-name="Standard" style:list-style-name="L1">
      <style:text-properties style:font-name="Times New Roman" officeooo:rsid="0061da82" officeooo:paragraph-rsid="0061da82"/>
    </style:style>
    <style:style style:name="P74" style:family="paragraph" style:parent-style-name="Standard" style:list-style-name="L1">
      <style:text-properties style:font-name="Times New Roman"/>
    </style:style>
    <style:style style:name="P75" style:family="paragraph" style:parent-style-name="Standard" style:list-style-name="L2"/>
    <style:style style:name="P76" style:family="paragraph" style:parent-style-name="Standard" style:list-style-name="L3">
      <style:text-properties officeooo:rsid="0063785a" officeooo:paragraph-rsid="0063785a"/>
    </style:style>
    <style:style style:name="P77" style:family="paragraph" style:parent-style-name="Standard" style:list-style-name="L3">
      <style:text-properties officeooo:rsid="0065410a" officeooo:paragraph-rsid="0065410a"/>
    </style:style>
    <style:style style:name="P78" style:family="paragraph" style:parent-style-name="Standard">
      <style:text-properties officeooo:rsid="004109d5" officeooo:paragraph-rsid="008d6e8c"/>
    </style:style>
    <style:style style:name="P79" style:family="paragraph" style:parent-style-name="Standard">
      <style:text-properties officeooo:rsid="004109d5" officeooo:paragraph-rsid="00422ae8"/>
    </style:style>
    <style:style style:name="P80" style:family="paragraph" style:parent-style-name="Standard">
      <style:text-properties officeooo:paragraph-rsid="00422ae8"/>
    </style:style>
    <style:style style:name="P81" style:family="paragraph" style:parent-style-name="Standard">
      <style:text-properties officeooo:paragraph-rsid="003c8b5a"/>
    </style:style>
    <style:style style:name="P82" style:family="paragraph" style:parent-style-name="Table_20_Contents">
      <style:text-properties officeooo:rsid="004109d5" officeooo:paragraph-rsid="004109d5"/>
    </style:style>
    <style:style style:name="P83" style:family="paragraph" style:parent-style-name="Table_20_Contents">
      <style:text-properties officeooo:rsid="004109d5" officeooo:paragraph-rsid="008ca65b"/>
    </style:style>
    <style:style style:name="P84" style:family="paragraph" style:parent-style-name="Table_20_Contents">
      <style:text-properties officeooo:rsid="007b599a" officeooo:paragraph-rsid="007b599a"/>
    </style:style>
    <style:style style:name="P85" style:family="paragraph">
      <style:paragraph-properties style:writing-mode="lr-tb"/>
      <style:text-properties style:font-name="Liberation Sans" fo:font-size="1pt"/>
    </style:style>
    <style:style style:name="P86"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2864f2"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8d6e8c"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422ae8"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9a82cb"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style:text-underline-style="none"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Arial" fo:font-size="11.8999996185303pt" fo:language="en" fo:country="US" fo:font-style="italic" fo:font-weight="bold" officeooo:rsid="008750ed" style:font-name-asian="Arial Unicode MS1" style:font-size-asian="11.8999996185303pt" style:font-style-asian="italic" style:font-weight-asian="bold" style:font-name-complex="Tahoma2" style:font-size-complex="11.8999996185303pt" style:language-complex="ar" style:country-complex="SA" style:font-style-complex="italic" style:font-weight-complex="bold"/>
    </style:style>
    <style:style style:name="T12" style:family="text">
      <style:text-properties style:use-window-font-color="true" loext:opacity="0%" style:text-position="super 58%"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13" style:family="text">
      <style:text-properties style:use-window-font-color="true" loext:opacity="0%" fo:language="en" fo:country="US" style:font-name-asian="Times New Roman1" style:font-name-complex="Times New Roman1" style:font-size-complex="12pt" style:language-complex="ar" style:country-complex="SA"/>
    </style:style>
    <style:style style:name="T14" style:family="text">
      <style:text-properties style:use-window-font-color="true" loext:opacity="0%" fo:language="en" fo:country="US" officeooo:rsid="009fc799" style:font-name-asian="Times New Roman1" style:font-name-complex="Times New Roman1" style:font-size-complex="12pt" style:language-complex="ar" style:country-complex="SA"/>
    </style:style>
    <style:style style:name="T15" style:family="text">
      <style:text-properties officeooo:rsid="00422ae8"/>
    </style:style>
    <style:style style:name="T16" style:family="text">
      <style:text-properties officeooo:rsid="001e7891"/>
    </style:style>
    <style:style style:name="T17" style:family="text">
      <style:text-properties officeooo:rsid="001fea14"/>
    </style:style>
    <style:style style:name="T18" style:family="text">
      <style:text-properties officeooo:rsid="002f93b8"/>
    </style:style>
    <style:style style:name="T19" style:family="text">
      <style:text-properties officeooo:rsid="00215b57"/>
    </style:style>
    <style:style style:name="T20" style:family="text">
      <style:text-properties officeooo:rsid="00224ed1"/>
    </style:style>
    <style:style style:name="T21" style:family="text">
      <style:text-properties officeooo:rsid="002474f0"/>
    </style:style>
    <style:style style:name="T22" style:family="text">
      <style:text-properties officeooo:rsid="003528e2"/>
    </style:style>
    <style:style style:name="T23" style:family="text">
      <style:text-properties officeooo:rsid="003a2b92"/>
    </style:style>
    <style:style style:name="T24" style:family="text">
      <style:text-properties officeooo:rsid="00257083"/>
    </style:style>
    <style:style style:name="T25" style:family="text">
      <style:text-properties style:text-underline-style="solid" style:text-underline-width="auto" style:text-underline-color="font-color"/>
    </style:style>
    <style:style style:name="T26" style:family="text">
      <style:text-properties fo:color="#000000" loext:opacity="100%" fo:font-size="12pt" style:font-name-asian="TimesNewRomanPSMT" style:font-size-asian="12pt" style:font-name-complex="TimesNewRomanPSMT" style:font-size-complex="12pt"/>
    </style:style>
    <style:style style:name="T27" style:family="text">
      <style:text-properties style:text-underline-style="none"/>
    </style:style>
    <style:style style:name="T28" style:family="text">
      <style:text-properties style:text-underline-style="none" officeooo:rsid="002f93b8"/>
    </style:style>
    <style:style style:name="T29" style:family="text">
      <style:text-properties officeooo:rsid="00227e7c"/>
    </style:style>
    <style:style style:name="T30" style:family="text">
      <style:text-properties officeooo:rsid="002764ad"/>
    </style:style>
    <style:style style:name="T31" style:family="text">
      <style:text-properties officeooo:rsid="002864f2"/>
    </style:style>
    <style:style style:name="T32" style:family="text">
      <style:text-properties officeooo:rsid="0029567a"/>
    </style:style>
    <style:style style:name="T33" style:family="text">
      <style:text-properties officeooo:rsid="002e5bce"/>
    </style:style>
    <style:style style:name="T34" style:family="text">
      <style:text-properties officeooo:rsid="0033b918"/>
    </style:style>
    <style:style style:name="T35" style:family="text">
      <style:text-properties officeooo:rsid="0035d152"/>
    </style:style>
    <style:style style:name="T36" style:family="text">
      <style:text-properties officeooo:rsid="00391f4f"/>
    </style:style>
    <style:style style:name="T37" style:family="text">
      <style:text-properties officeooo:rsid="00429416"/>
    </style:style>
    <style:style style:name="T38" style:family="text">
      <style:text-properties officeooo:rsid="00455921"/>
    </style:style>
    <style:style style:name="T39" style:family="text">
      <style:text-properties officeooo:rsid="00499be0"/>
    </style:style>
    <style:style style:name="T40" style:family="text">
      <style:text-properties officeooo:rsid="00577190"/>
    </style:style>
    <style:style style:name="T41" style:family="text">
      <style:text-properties officeooo:rsid="005ac7db"/>
    </style:style>
    <style:style style:name="T42" style:family="text">
      <style:text-properties officeooo:rsid="0061e852"/>
    </style:style>
    <style:style style:name="T43" style:family="text">
      <style:text-properties officeooo:rsid="0063785a"/>
    </style:style>
    <style:style style:name="T44" style:family="text">
      <style:text-properties officeooo:rsid="0065410a"/>
    </style:style>
    <style:style style:name="T45" style:family="text">
      <style:text-properties officeooo:rsid="006692ac"/>
    </style:style>
    <style:style style:name="T46" style:family="text">
      <style:text-properties officeooo:rsid="006e1576"/>
    </style:style>
    <style:style style:name="T47" style:family="text">
      <style:text-properties officeooo:rsid="006efa07"/>
    </style:style>
    <style:style style:name="T48" style:family="text">
      <style:text-properties officeooo:rsid="00735763"/>
    </style:style>
    <style:style style:name="T49" style:family="text">
      <style:text-properties officeooo:rsid="004109d5"/>
    </style:style>
    <style:style style:name="T50" style:family="text">
      <style:text-properties officeooo:rsid="00799879"/>
    </style:style>
    <style:style style:name="T51" style:family="text">
      <style:text-properties style:text-position="sub 58%" officeooo:rsid="00799879"/>
    </style:style>
    <style:style style:name="T52" style:family="text">
      <style:text-properties style:text-position="sub 58%" officeooo:rsid="007b599a"/>
    </style:style>
    <style:style style:name="T53" style:family="text">
      <style:text-properties style:text-position="sub 58%" officeooo:rsid="008ca65b"/>
    </style:style>
    <style:style style:name="T54" style:family="text">
      <style:text-properties style:text-position="sub 58%" style:font-name="Times New Roman1" officeooo:rsid="008ca65b" style:font-name-asian="Times New Roman1" style:font-name-complex="Times New Roman1"/>
    </style:style>
    <style:style style:name="T55" style:family="text">
      <style:text-properties style:text-position="sub 58%" officeooo:rsid="008ca65b" style:font-name-asian="Times New Roman1" style:font-name-complex="Times New Roman1"/>
    </style:style>
    <style:style style:name="T56" style:family="text">
      <style:text-properties style:text-position="sub 58%" officeooo:rsid="0093c30a" style:font-name-asian="Times New Roman1" style:font-name-complex="Times New Roman1"/>
    </style:style>
    <style:style style:name="T57" style:family="text">
      <style:text-properties officeooo:rsid="007b599a"/>
    </style:style>
    <style:style style:name="T58" style:family="text">
      <style:text-properties officeooo:rsid="007d81ae"/>
    </style:style>
    <style:style style:name="T59" style:family="text">
      <style:text-properties officeooo:rsid="00816381"/>
    </style:style>
    <style:style style:name="T60" style:family="text">
      <style:text-properties officeooo:rsid="0081ebd0"/>
    </style:style>
    <style:style style:name="T61" style:family="text">
      <style:text-properties officeooo:rsid="0083c320"/>
    </style:style>
    <style:style style:name="T62" style:family="text">
      <style:text-properties officeooo:rsid="00857ca1"/>
    </style:style>
    <style:style style:name="T63" style:family="text">
      <style:text-properties officeooo:rsid="008750ed"/>
    </style:style>
    <style:style style:name="T64" style:family="text">
      <style:text-properties officeooo:rsid="00890d8f"/>
    </style:style>
    <style:style style:name="T65" style:family="text">
      <style:text-properties officeooo:rsid="008ab6bd"/>
    </style:style>
    <style:style style:name="T66" style:family="text">
      <style:text-properties officeooo:rsid="008ca65b"/>
    </style:style>
    <style:style style:name="T67" style:family="text">
      <style:text-properties officeooo:rsid="008d6e8c"/>
    </style:style>
    <style:style style:name="T68" style:family="text">
      <style:text-properties officeooo:rsid="008eaa18"/>
    </style:style>
    <style:style style:name="T69" style:family="text">
      <style:text-properties officeooo:rsid="004ab16e"/>
    </style:style>
    <style:style style:name="T70" style:family="text">
      <style:text-properties officeooo:rsid="00909d28"/>
    </style:style>
    <style:style style:name="T71" style:family="text">
      <style:text-properties style:font-name="Times New Roman1" style:font-name-asian="Times New Roman1" style:font-name-complex="Times New Roman1"/>
    </style:style>
    <style:style style:name="T72" style:family="text">
      <style:text-properties style:font-name="Times New Roman1" officeooo:rsid="008ca65b" style:font-name-asian="Times New Roman1" style:font-name-complex="Times New Roman1"/>
    </style:style>
    <style:style style:name="T73" style:family="text">
      <style:text-properties style:text-position="0% 100%"/>
    </style:style>
    <style:style style:name="T74" style:family="text">
      <style:text-properties style:text-position="0% 100%" officeooo:rsid="008ca65b" style:font-name-asian="Times New Roman1" style:font-name-complex="Times New Roman1"/>
    </style:style>
    <style:style style:name="T75" style:family="text">
      <style:text-properties officeooo:rsid="00935dc0"/>
    </style:style>
    <style:style style:name="T76" style:family="text">
      <style:text-properties officeooo:rsid="0093b558"/>
    </style:style>
    <style:style style:name="T77" style:family="text">
      <style:text-properties officeooo:rsid="0093c30a"/>
    </style:style>
    <style:style style:name="T78" style:family="text">
      <style:text-properties officeooo:rsid="00946aa9"/>
    </style:style>
    <style:style style:name="T79" style:family="text">
      <style:text-properties officeooo:rsid="0095e2e4"/>
    </style:style>
    <style:style style:name="T80" style:family="text">
      <style:text-properties officeooo:rsid="0096b447"/>
    </style:style>
    <style:style style:name="T81" style:family="text">
      <style:text-properties officeooo:rsid="009884b8"/>
    </style:style>
    <style:style style:name="T82" style:family="text">
      <style:text-properties officeooo:rsid="009989e3"/>
    </style:style>
    <style:style style:name="T83" style:family="text">
      <style:text-properties officeooo:rsid="008ca65b" style:font-name-asian="Times New Roman1" style:font-name-complex="Times New Roman1"/>
    </style:style>
    <style:style style:name="T84" style:family="text">
      <style:text-properties officeooo:rsid="009a82cb"/>
    </style:style>
    <style:style style:name="T85" style:family="text">
      <style:text-properties officeooo:rsid="009b3b48"/>
    </style:style>
    <style:style style:name="T86" style:family="text">
      <style:text-properties officeooo:rsid="009c67fb"/>
    </style:style>
    <style:style style:name="T87" style:family="text">
      <style:text-properties officeooo:rsid="009fb2de"/>
    </style:style>
    <style:style style:name="T88" style:family="text">
      <style:text-properties style:font-name="Liberation Sans"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8073840" text:id="ct105553158073840">
          <text:insertion>
            <office:change-info>
              <dc:creator>Balazs Racz</dc:creator>
              <dc:date>2024-06-29T18:11:41</dc:date>
            </office:change-info>
          </text:insertion>
        </text:changed-region>
        <text:changed-region xml:id="ct105553158073600" text:id="ct105553158073600">
          <text:insertion>
            <office:change-info>
              <dc:creator>Balazs Racz</dc:creator>
              <dc:date>2024-06-29T17:30:57</dc:date>
            </office:change-info>
          </text:insertion>
        </text:changed-region>
        <text:changed-region xml:id="ct105553158073360" text:id="ct105553158073360">
          <text:insertion>
            <office:change-info>
              <dc:creator>Stuart Baker</dc:creator>
              <dc:date>2024-06-23T11:03:27</dc:date>
            </office:change-info>
          </text:insertion>
        </text:changed-region>
        <text:changed-region xml:id="ct105553158073120" text:id="ct105553158073120">
          <text:insertion>
            <office:change-info>
              <dc:creator>Stuart Baker</dc:creator>
              <dc:date>2024-06-23T11:05:08</dc:date>
            </office:change-info>
          </text:insertion>
        </text:changed-region>
        <text:changed-region xml:id="ct105553158062080" text:id="ct105553158062080">
          <text:deletion>
            <office:change-info>
              <dc:creator>Stuart Baker</dc:creator>
              <dc:date>2024-06-23T11:03:22</dc:date>
            </office:change-info>
            <text:p text:style-name="P13"><text:span text:style-name="T73">aaaaaa</text:span></text:p>
          </text:deletion>
        </text:changed-region>
        <text:changed-region xml:id="ct105553158070000" text:id="ct105553158070000">
          <text:insertion>
            <office:change-info>
              <dc:creator>Stuart Baker</dc:creator>
              <dc:date>2024-06-23T11:06:31</dc:date>
            </office:change-info>
          </text:insertion>
        </text:changed-region>
        <text:changed-region xml:id="ct105553158072640" text:id="ct105553158072640">
          <text:deletion>
            <office:change-info>
              <dc:creator>Stuart Baker</dc:creator>
              <dc:date>2024-06-23T11:05:46</dc:date>
            </office:change-info>
            <text:p text:style-name="P16"><text:span text:style-name="T71">AAA</text:span></text:p>
          </text:deletion>
        </text:changed-region>
        <text:changed-region xml:id="ct105553158071440" text:id="ct105553158071440">
          <text:deletion>
            <office:change-info>
              <dc:creator>Stuart Baker</dc:creator>
              <dc:date>2024-06-23T11:03:10</dc:date>
            </office:change-info>
            <text:p text:style-name="P16"><text:span text:style-name="T71">CDDD</text:span></text:p>
          </text:deletion>
        </text:changed-region>
        <text:changed-region xml:id="ct105553158071680" text:id="ct105553158071680">
          <text:insertion>
            <office:change-info>
              <dc:creator>Stuart Baker</dc:creator>
              <dc:date>2024-06-23T11:11:42</dc:date>
            </office:change-info>
          </text:insertion>
        </text:changed-region>
        <text:changed-region xml:id="ct105553158065440" text:id="ct105553158065440">
          <text:deletion>
            <office:change-info>
              <dc:creator>Stuart Baker</dc:creator>
              <dc:date>2024-06-23T11:11:41</dc:date>
            </office:change-info>
            <text:p text:style-name="P13">0</text:p>
          </text:deletion>
        </text:changed-region>
        <text:changed-region xml:id="ct105553158063520" text:id="ct105553158063520">
          <text:insertion>
            <office:change-info>
              <dc:creator>Stuart Baker</dc:creator>
              <dc:date>2024-06-23T11:11:46</dc:date>
            </office:change-info>
          </text:insertion>
        </text:changed-region>
        <text:changed-region xml:id="ct105553158065680" text:id="ct105553158065680">
          <text:deletion>
            <office:change-info>
              <dc:creator>Stuart Baker</dc:creator>
              <dc:date>2024-06-23T11:11:46</dc:date>
            </office:change-info>
            <text:p text:style-name="P13">3</text:p>
          </text:deletion>
        </text:changed-region>
        <text:changed-region xml:id="ct105553158063280" text:id="ct105553158063280">
          <text:insertion>
            <office:change-info>
              <dc:creator>Stuart Baker</dc:creator>
              <dc:date>2024-06-23T11:11:50</dc:date>
            </office:change-info>
          </text:insertion>
        </text:changed-region>
        <text:changed-region xml:id="ct105553158063040" text:id="ct105553158063040">
          <text:insertion>
            <office:change-info>
              <dc:creator>Stuart Baker</dc:creator>
              <dc:date>2024-06-23T11:12:53</dc:date>
            </office:change-info>
          </text:insertion>
        </text:changed-region>
        <text:changed-region xml:id="ct105553158062800" text:id="ct105553158062800">
          <text:insertion>
            <office:change-info>
              <dc:creator>Stuart Baker</dc:creator>
              <dc:date>2024-06-24T20:07:49</dc:date>
            </office:change-info>
          </text:insertion>
        </text:changed-region>
        <text:changed-region xml:id="ct105553158072880" text:id="ct105553158072880">
          <text:deletion>
            <office:change-info>
              <dc:creator>Stuart Baker</dc:creator>
              <dc:date>2024-06-24T20:06:11</dc:date>
            </office:change-info>
            <text:p text:style-name="P15"><text:span text:style-name="T4">format in most significant bit first format is: <text:s/>0bAAAaaaaaaDDD, </text:span><text:span text:style-name="T7">and it is expected that this is how the bits map to Bytes 7 and 8 of the Event Identifier. </text:span></text:p>
          </text:deletion>
        </text:changed-region>
        <text:changed-region xml:id="ct105553158070960" text:id="ct105553158070960">
          <text:deletion>
            <office:change-info>
              <dc:creator>Stuart Baker</dc:creator>
              <dc:date>2024-06-23T11:14:12</dc:date>
            </office:change-info>
            <text:p text:style-name="P15"><text:span text:style-name="T15">AAA</text:span></text:p>
          </text:deletion>
        </text:changed-region>
        <text:changed-region xml:id="ct105553158069760" text:id="ct105553158069760">
          <text:insertion>
            <office:change-info>
              <dc:creator>Stuart Baker</dc:creator>
              <dc:date>2024-06-23T11:14:12</dc:date>
            </office:change-info>
          </text:insertion>
        </text:changed-region>
        <text:changed-region xml:id="ct105553158071200" text:id="ct105553158071200">
          <text:insertion>
            <office:change-info>
              <dc:creator>Stuart Baker</dc:creator>
              <dc:date>2024-06-23T11:14:32</dc:date>
            </office:change-info>
          </text:insertion>
        </text:changed-region>
        <text:changed-region xml:id="ct105553158070720" text:id="ct105553158070720">
          <text:deletion>
            <office:change-info>
              <dc:creator>Stuart Baker</dc:creator>
              <dc:date>2024-06-23T11:15:18</dc:date>
            </office:change-info>
            <text:p text:style-name="P11"><text:span text:style-name="T7">C</text:span></text:p>
          </text:deletion>
        </text:changed-region>
        <text:changed-region xml:id="ct105553158070240" text:id="ct105553158070240">
          <text:insertion>
            <office:change-info>
              <dc:creator>Stuart Baker</dc:creator>
              <dc:date>2024-06-23T11:14:59</dc:date>
            </office:change-info>
          </text:insertion>
        </text:changed-region>
        <text:changed-region xml:id="ct105553158066400" text:id="ct105553158066400">
          <text:insertion>
            <office:change-info>
              <dc:creator>Stuart Baker</dc:creator>
              <dc:date>2024-06-24T20:10:42</dc:date>
            </office:change-info>
          </text:insertion>
        </text:changed-region>
        <text:changed-region xml:id="ct105553158066640" text:id="ct105553158066640">
          <text:deletion>
            <office:change-info>
              <dc:creator>Stuart Baker</dc:creator>
              <dc:date>2024-06-23T11:16:16</dc:date>
            </office:change-info>
            <text:p text:style-name="P11"><text:span text:style-name="T15">; one set of four addresses are used for broadcast space; and another set of four addresses are thrown away by convention due to indexing starting at one. This is where the available 1-2040 accessory decoder addresses that most DCC users are familiar with comes from</text:span></text:p>
          </text:deletion>
        </text:changed-region>
        <text:changed-region xml:id="ct105553158066880" text:id="ct105553158066880">
          <text:insertion>
            <office:change-info>
              <dc:creator>Stuart Baker</dc:creator>
              <dc:date>2024-06-24T21:03:26</dc:date>
            </office:change-info>
          </text:insertion>
        </text:changed-region>
        <text:changed-region xml:id="ct105553158067120" text:id="ct105553158067120">
          <text:insertion>
            <office:change-info>
              <dc:creator>Stuart Baker</dc:creator>
              <dc:date>2024-06-23T11:16:37</dc:date>
            </office:change-info>
          </text:insertion>
        </text:changed-region>
        <text:changed-region xml:id="ct105553158065920" text:id="ct105553158065920">
          <text:deletion>
            <office:change-info>
              <dc:creator>Stuart Baker</dc:creator>
              <dc:date>2024-06-23T11:16:38</dc:date>
            </office:change-info>
            <text:p text:style-name="P58"><text:span text:style-name="T40">0</text:span></text:p>
          </text:deletion>
        </text:changed-region>
        <text:changed-region xml:id="ct105553158075040" text:id="ct105553158075040">
          <text:insertion>
            <office:change-info>
              <dc:creator>Stuart Baker</dc:creator>
              <dc:date>2024-06-23T11:16:49</dc:date>
            </office:change-info>
          </text:insertion>
        </text:changed-region>
        <text:changed-region xml:id="ct105553158078160" text:id="ct105553158078160">
          <text:deletion>
            <office:change-info>
              <dc:creator>Stuart Baker</dc:creator>
              <dc:date>2024-06-24T21:04:19</dc:date>
            </office:change-info>
            <text:p text:style-name="P58"><text:span text:style-name="T15">between existing DCC systems in the market</text:span></text:p>
          </text:deletion>
        </text:changed-region>
        <text:changed-region xml:id="ct105553158155760" text:id="ct105553158155760">
          <text:deletion>
            <office:change-info>
              <dc:creator>Stuart Baker</dc:creator>
              <dc:date>2024-06-24T21:02:33</dc:date>
            </office:change-info>
            <text:p text:style-name="P58"><text:span text:style-name="T15"><text:s/>place</text:span></text:p>
          </text:deletion>
        </text:changed-region>
        <text:changed-region xml:id="ct105553158155520" text:id="ct105553158155520">
          <text:insertion>
            <office:change-info>
              <dc:creator>Stuart Baker</dc:creator>
              <dc:date>2024-06-23T11:19:01</dc:date>
            </office:change-info>
          </text:insertion>
        </text:changed-region>
        <text:changed-region xml:id="ct105553158156240" text:id="ct105553158156240">
          <text:deletion>
            <office:change-info>
              <dc:creator>Stuart Baker</dc:creator>
              <dc:date>2024-06-23T11:19:41</dc:date>
            </office:change-info>
            <text:p text:style-name="P58"><text:span text:style-name="T15">, as follows </text:span><text:span text:style-name="T38">in bold/underline with a repeating pattern throughout the address space. </text:span></text:p>
          </text:deletion>
        </text:changed-region>
        <text:changed-region xml:id="ct105553158156000" text:id="ct105553158156000">
          <text:insertion>
            <office:change-info>
              <dc:creator>Stuart Baker</dc:creator>
              <dc:date>2024-06-23T11:19:48</dc:date>
            </office:change-info>
          </text:insertion>
        </text:changed-region>
        <text:changed-region xml:id="ct105553158155280" text:id="ct105553158155280">
          <text:insertion>
            <office:change-info>
              <dc:creator>Stuart Baker</dc:creator>
              <dc:date>2024-06-23T11:19:52</dc:date>
            </office:change-info>
          </text:insertion>
        </text:changed-region>
        <text:changed-region xml:id="ct105553158155040" text:id="ct105553158155040">
          <text:deletion>
            <office:change-info>
              <dc:creator>Stuart Baker</dc:creator>
              <dc:date>2024-06-23T11:20:57</dc:date>
            </office:change-info>
            <text:p text:style-name="P58"><text:span text:style-name="T38"><text:s/></text:span></text:p>
          </text:deletion>
        </text:changed-region>
        <text:changed-region xml:id="ct105553158154800" text:id="ct105553158154800">
          <text:deletion>
            <office:change-info>
              <dc:creator>Stuart Baker</dc:creator>
              <dc:date>2024-06-24T20:38:49</dc:date>
            </office:change-info>
            <text:p text:style-name="P58"><text:span text:style-name="T38">Grey cells mark addresses that do not exist in the opposing scheme.</text:span></text:p>
          </text:deletion>
        </text:changed-region>
        <text:changed-region xml:id="ct105553158154560" text:id="ct105553158154560">
          <text:insertion>
            <office:change-info>
              <dc:creator>Stuart Baker</dc:creator>
              <dc:date>2024-06-24T21:24:10</dc:date>
            </office:change-info>
          </text:insertion>
        </text:changed-region>
        <text:changed-region xml:id="ct105553158154320" text:id="ct105553158154320">
          <text:insertion>
            <office:change-info>
              <dc:creator>Unknown Author</dc:creator>
              <dc:date>2023-03-30T21:46:11</dc:date>
            </office:change-info>
          </text:insertion>
        </text:changed-region>
        <text:changed-region xml:id="ct105553158154080" text:id="ct105553158154080">
          <text:insertion>
            <office:change-info>
              <dc:creator>Unknown Author</dc:creator>
              <dc:date>2023-03-30T20:28:30</dc:date>
            </office:change-info>
          </text:insertion>
        </text:changed-region>
        <text:changed-region xml:id="ct105553158153840" text:id="ct105553158153840">
          <text:insertion>
            <office:change-info>
              <dc:creator>Unknown Author</dc:creator>
              <dc:date>2023-03-30T21:46:18</dc:date>
            </office:change-info>
          </text:insertion>
        </text:changed-region>
        <text:changed-region xml:id="ct105553158153600" text:id="ct105553158153600">
          <text:insertion>
            <office:change-info>
              <dc:creator>Unknown Author</dc:creator>
              <dc:date>2023-03-30T21:48:15</dc:date>
            </office:change-info>
          </text:insertion>
        </text:changed-region>
        <text:changed-region xml:id="ct105553158153360" text:id="ct105553158153360">
          <text:insertion>
            <office:change-info>
              <dc:creator>Unknown Author</dc:creator>
              <dc:date>2023-03-30T21:50:39</dc:date>
            </office:change-info>
          </text:insertion>
        </text:changed-region>
        <text:changed-region xml:id="ct105553158153120" text:id="ct105553158153120">
          <text:insertion>
            <office:change-info>
              <dc:creator>Unknown Author</dc:creator>
              <dc:date>2023-03-30T21:51:49</dc:date>
            </office:change-info>
          </text:insertion>
        </text:changed-region>
        <text:changed-region xml:id="ct105553158152880" text:id="ct105553158152880">
          <text:insertion>
            <office:change-info>
              <dc:creator>Unknown Author</dc:creator>
              <dc:date>2023-03-30T21:53:04</dc:date>
            </office:change-info>
          </text:insertion>
        </text:changed-region>
        <text:changed-region xml:id="ct105553158160080" text:id="ct105553158160080">
          <text:deletion>
            <office:change-info>
              <dc:creator>Unknown Author</dc:creator>
              <dc:date>2023-03-30T12:37:12</dc:date>
            </office:change-info>
            <text:h text:style-name="P64" text:outline-level="4"><text:bookmark-start text:name="__RefHeading___Toc13916_1060902120 Copy 1"/>Advanced<text:bookmark-end text:name="__RefHeading___Toc13916_1060902120 Copy 1"/></text:h>
          </text:deletion>
        </text:changed-region>
        <text:changed-region xml:id="ct105553158159840" text:id="ct105553158159840">
          <text:insertion>
            <office:change-info>
              <dc:creator>Unknown Author</dc:creator>
              <dc:date>2023-03-30T12:37:08</dc:date>
            </office:change-info>
          </text:insertion>
        </text:changed-region>
        <text:changed-region xml:id="ct105553158159600" text:id="ct105553158159600">
          <text:insertion>
            <office:change-info>
              <dc:creator>Stuart Baker</dc:creator>
              <dc:date>2024-06-23T12:01:14</dc:date>
            </office:change-info>
          </text:insertion>
        </text:changed-region>
        <text:changed-region xml:id="ct105553158159360" text:id="ct105553158159360">
          <text:deletion>
            <office:change-info>
              <dc:creator>Unknown Author</dc:creator>
              <dc:date>2023-03-30T12:24:28</dc:date>
            </office:change-info>
            <text:p text:style-name="P19">There are no known advanced DCC Accessory Decoders currently for sale in the market. <text:s/>The DCC standards are somewhat ambiguous about the address bit order. <text:s/>The address space is reserved for the future should the use of advanced DCC Accessory Decoders become better defined and more prevalent.</text:p>
          </text:deletion>
        </text:changed-region>
        <text:changed-region xml:id="ct105553158159120" text:id="ct105553158159120">
          <text:insertion>
            <office:change-info>
              <dc:creator>Unknown Author</dc:creator>
              <dc:date>2023-03-30T12:28:51</dc:date>
            </office:change-info>
          </text:insertion>
        </text:changed-region>
        <text:changed-region xml:id="ct105553158158880" text:id="ct105553158158880">
          <text:insertion>
            <office:change-info>
              <dc:creator>Unknown Author</dc:creator>
              <dc:date>2023-03-30T12:28:51</dc:date>
            </office:change-info>
          </text:insertion>
        </text:changed-region>
        <text:changed-region xml:id="ct105553158158640" text:id="ct105553158158640">
          <text:insertion>
            <office:change-info>
              <dc:creator>Unknown Author</dc:creator>
              <dc:date>2023-03-30T12:28:51</dc:date>
            </office:change-info>
          </text:insertion>
        </text:changed-region>
        <text:changed-region xml:id="ct105553158158400" text:id="ct105553158158400">
          <text:insertion>
            <office:change-info>
              <dc:creator>Unknown Author</dc:creator>
              <dc:date>2023-03-30T12:37:39</dc:date>
            </office:change-info>
          </text:insertion>
        </text:changed-region>
        <text:changed-region xml:id="ct105553158158160" text:id="ct105553158158160">
          <text:insertion>
            <office:change-info>
              <dc:creator>Unknown Author</dc:creator>
              <dc:date>2023-03-30T12:28:51</dc:date>
            </office:change-info>
          </text:insertion>
        </text:changed-region>
        <text:changed-region xml:id="ct105553158157920" text:id="ct105553158157920">
          <text:insertion>
            <office:change-info>
              <dc:creator>Unknown Author</dc:creator>
              <dc:date>2023-03-30T12:28:51</dc:date>
            </office:change-info>
          </text:insertion>
        </text:changed-region>
        <text:changed-region xml:id="ct105553158157680" text:id="ct105553158157680">
          <text:insertion>
            <office:change-info>
              <dc:creator>Unknown Author</dc:creator>
              <dc:date>2023-03-30T12:30:07</dc:date>
            </office:change-info>
          </text:insertion>
        </text:changed-region>
        <text:changed-region xml:id="ct105553158157440" text:id="ct105553158157440">
          <text:insertion>
            <office:change-info>
              <dc:creator>Unknown Author</dc:creator>
              <dc:date>2023-03-30T12:28:51</dc:date>
            </office:change-info>
          </text:insertion>
        </text:changed-region>
        <text:changed-region xml:id="ct105553158157200" text:id="ct105553158157200">
          <text:insertion>
            <office:change-info>
              <dc:creator>Unknown Author</dc:creator>
              <dc:date>2023-03-30T12:35:37</dc:date>
            </office:change-info>
          </text:insertion>
        </text:changed-region>
        <text:changed-region xml:id="ct105553158156960" text:id="ct105553158156960">
          <text:insertion>
            <office:change-info>
              <dc:creator>Unknown Author</dc:creator>
              <dc:date>2023-03-30T12:37:43</dc:date>
            </office:change-info>
          </text:insertion>
        </text:changed-region>
        <text:changed-region xml:id="ct105553158156720" text:id="ct105553158156720">
          <text:insertion>
            <office:change-info>
              <dc:creator>Unknown Author</dc:creator>
              <dc:date>2023-03-30T12:28:51</dc:date>
            </office:change-info>
          </text:insertion>
        </text:changed-region>
        <text:changed-region xml:id="ct105553158156480" text:id="ct105553158156480">
          <text:insertion>
            <office:change-info>
              <dc:creator>Unknown Author</dc:creator>
              <dc:date>2023-03-30T12:28:51</dc:date>
            </office:change-info>
          </text:insertion>
        </text:changed-region>
        <text:changed-region xml:id="ct105553157208128" text:id="ct105553157208128">
          <text:insertion>
            <office:change-info>
              <dc:creator>Unknown Author</dc:creator>
              <dc:date>2023-03-30T12:28:51</dc:date>
            </office:change-info>
          </text:insertion>
        </text:changed-region>
        <text:changed-region xml:id="ct105553157208368" text:id="ct105553157208368">
          <text:insertion>
            <office:change-info>
              <dc:creator>Unknown Author</dc:creator>
              <dc:date>2023-03-30T12:37:58</dc:date>
            </office:change-info>
          </text:insertion>
        </text:changed-region>
        <text:changed-region xml:id="ct105553157207888" text:id="ct105553157207888">
          <text:insertion>
            <office:change-info>
              <dc:creator>Unknown Author</dc:creator>
              <dc:date>2023-03-30T12:28:51</dc:date>
            </office:change-info>
          </text:insertion>
        </text:changed-region>
        <text:changed-region xml:id="ct105553157207648" text:id="ct105553157207648">
          <text:insertion>
            <office:change-info>
              <dc:creator>Unknown Author</dc:creator>
              <dc:date>2023-03-30T12:26:05</dc:date>
            </office:change-info>
          </text:insertion>
        </text:changed-region>
        <text:changed-region xml:id="ct105553157209328" text:id="ct105553157209328">
          <text:insertion>
            <office:change-info>
              <dc:creator>Unknown Author</dc:creator>
              <dc:date>2023-03-30T15:56:46</dc:date>
            </office:change-info>
          </text:insertion>
        </text:changed-region>
        <text:changed-region xml:id="ct105553157209088" text:id="ct105553157209088">
          <text:insertion>
            <office:change-info>
              <dc:creator>Unknown Author</dc:creator>
              <dc:date>2023-03-30T15:58:15</dc:date>
            </office:change-info>
          </text:insertion>
        </text:changed-region>
        <text:changed-region xml:id="ct105553157208848" text:id="ct105553157208848">
          <text:insertion>
            <office:change-info>
              <dc:creator>Unknown Author</dc:creator>
              <dc:date>2023-03-30T12:41:54</dc:date>
            </office:change-info>
          </text:insertion>
        </text:changed-region>
        <text:changed-region xml:id="ct105553157208608" text:id="ct105553157208608">
          <text:insertion>
            <office:change-info>
              <dc:creator>Unknown Author</dc:creator>
              <dc:date>2023-03-30T12:42:00</dc:date>
            </office:change-info>
          </text:insertion>
        </text:changed-region>
        <text:changed-region xml:id="ct105553157209808" text:id="ct105553157209808">
          <text:insertion>
            <office:change-info>
              <dc:creator>Unknown Author</dc:creator>
              <dc:date>2023-03-30T12:42:33</dc:date>
            </office:change-info>
          </text:insertion>
        </text:changed-region>
        <text:changed-region xml:id="ct105553157209568" text:id="ct105553157209568">
          <text:insertion>
            <office:change-info>
              <dc:creator>Unknown Author</dc:creator>
              <dc:date>2023-03-30T12:42:36</dc:date>
            </office:change-info>
          </text:insertion>
        </text:changed-region>
        <text:changed-region xml:id="ct105553157207408" text:id="ct105553157207408">
          <text:insertion>
            <office:change-info>
              <dc:creator>Unknown Author</dc:creator>
              <dc:date>2023-03-30T12:42:45</dc:date>
            </office:change-info>
          </text:insertion>
        </text:changed-region>
        <text:changed-region xml:id="ct105553157207168" text:id="ct105553157207168">
          <text:insertion>
            <office:change-info>
              <dc:creator>Unknown Author</dc:creator>
              <dc:date>2023-03-30T12:43:08</dc:date>
            </office:change-info>
          </text:insertion>
        </text:changed-region>
        <text:changed-region xml:id="ct105553157206928" text:id="ct105553157206928">
          <text:insertion>
            <office:change-info>
              <dc:creator>Unknown Author</dc:creator>
              <dc:date>2023-03-30T15:54:16</dc:date>
            </office:change-info>
          </text:insertion>
        </text:changed-region>
        <text:changed-region xml:id="ct105553157206448" text:id="ct105553157206448">
          <text:insertion>
            <office:change-info>
              <dc:creator>Unknown Author</dc:creator>
              <dc:date>2023-03-30T12:43:59</dc:date>
            </office:change-info>
          </text:insertion>
        </text:changed-region>
        <text:changed-region xml:id="ct105553157206688" text:id="ct105553157206688">
          <text:insertion>
            <office:change-info>
              <dc:creator>Unknown Author</dc:creator>
              <dc:date>2023-03-30T12:45:03</dc:date>
            </office:change-info>
          </text:insertion>
        </text:changed-region>
        <text:changed-region xml:id="ct105553157205968" text:id="ct105553157205968">
          <text:insertion>
            <office:change-info>
              <dc:creator>Unknown Author</dc:creator>
              <dc:date>2023-03-30T12:45:55</dc:date>
            </office:change-info>
          </text:insertion>
        </text:changed-region>
        <text:changed-region xml:id="ct105553157206208" text:id="ct105553157206208">
          <text:insertion>
            <office:change-info>
              <dc:creator>Unknown Author</dc:creator>
              <dc:date>2023-03-30T12:55:51</dc:date>
            </office:change-info>
          </text:insertion>
        </text:changed-region>
        <text:changed-region xml:id="ct105553157205248" text:id="ct105553157205248">
          <text:insertion>
            <office:change-info>
              <dc:creator>Unknown Author</dc:creator>
              <dc:date>2023-03-30T15:54:39</dc:date>
            </office:change-info>
          </text:insertion>
        </text:changed-region>
        <text:changed-region xml:id="ct105553157204528" text:id="ct105553157204528">
          <text:insertion>
            <office:change-info>
              <dc:creator>Unknown Author</dc:creator>
              <dc:date>2023-03-30T12:55:51</dc:date>
            </office:change-info>
          </text:insertion>
        </text:changed-region>
        <text:changed-region xml:id="ct105553157203808" text:id="ct105553157203808">
          <text:insertion>
            <office:change-info>
              <dc:creator>Unknown Author</dc:creator>
              <dc:date>2023-03-30T12:46:10</dc:date>
            </office:change-info>
          </text:insertion>
        </text:changed-region>
        <text:changed-region xml:id="ct105553157204048" text:id="ct105553157204048">
          <text:insertion>
            <office:change-info>
              <dc:creator>Unknown Author</dc:creator>
              <dc:date>2023-03-30T12:55:52</dc:date>
            </office:change-info>
          </text:insertion>
        </text:changed-region>
        <text:changed-region xml:id="ct105553157284768" text:id="ct105553157284768">
          <text:insertion>
            <office:change-info>
              <dc:creator>Unknown Author</dc:creator>
              <dc:date>2023-03-30T15:54:36</dc:date>
            </office:change-info>
          </text:insertion>
        </text:changed-region>
        <text:changed-region xml:id="ct105553157285248" text:id="ct105553157285248">
          <text:insertion>
            <office:change-info>
              <dc:creator>Unknown Author</dc:creator>
              <dc:date>2023-03-30T12:55:52</dc:date>
            </office:change-info>
          </text:insertion>
        </text:changed-region>
        <text:changed-region xml:id="ct105553157285008" text:id="ct105553157285008">
          <text:insertion>
            <office:change-info>
              <dc:creator>Unknown Author</dc:creator>
              <dc:date>2023-03-30T12:46:10</dc:date>
            </office:change-info>
          </text:insertion>
        </text:changed-region>
        <text:changed-region xml:id="ct105553157291488" text:id="ct105553157291488">
          <text:insertion>
            <office:change-info>
              <dc:creator>Unknown Author</dc:creator>
              <dc:date>2023-03-30T12:55:53</dc:date>
            </office:change-info>
          </text:insertion>
        </text:changed-region>
        <text:changed-region xml:id="ct105553157291248" text:id="ct105553157291248">
          <text:insertion>
            <office:change-info>
              <dc:creator>Unknown Author</dc:creator>
              <dc:date>2023-03-30T15:54:34</dc:date>
            </office:change-info>
          </text:insertion>
        </text:changed-region>
        <text:changed-region xml:id="ct105553157291008" text:id="ct105553157291008">
          <text:insertion>
            <office:change-info>
              <dc:creator>Unknown Author</dc:creator>
              <dc:date>2023-03-30T12:55:53</dc:date>
            </office:change-info>
          </text:insertion>
        </text:changed-region>
        <text:changed-region xml:id="ct105553157290768" text:id="ct105553157290768">
          <text:insertion>
            <office:change-info>
              <dc:creator>Unknown Author</dc:creator>
              <dc:date>2023-03-30T12:46:06</dc:date>
            </office:change-info>
          </text:insertion>
        </text:changed-region>
        <text:changed-region xml:id="ct105553157290528" text:id="ct105553157290528">
          <text:insertion>
            <office:change-info>
              <dc:creator>Unknown Author</dc:creator>
              <dc:date>2023-03-30T12:56:17</dc:date>
            </office:change-info>
          </text:insertion>
        </text:changed-region>
        <text:changed-region xml:id="ct105553157290288" text:id="ct105553157290288">
          <text:insertion>
            <office:change-info>
              <dc:creator>Unknown Author</dc:creator>
              <dc:date>2023-03-30T15:59:42</dc:date>
            </office:change-info>
          </text:insertion>
        </text:changed-region>
        <text:changed-region xml:id="ct105553157290048" text:id="ct105553157290048">
          <text:insertion>
            <office:change-info>
              <dc:creator>Unknown Author</dc:creator>
              <dc:date>2023-03-30T15:54:45</dc:date>
            </office:change-info>
          </text:insertion>
        </text:changed-region>
        <text:changed-region xml:id="ct105553157289808" text:id="ct105553157289808">
          <text:insertion>
            <office:change-info>
              <dc:creator>Unknown Author</dc:creator>
              <dc:date>2023-03-30T12:56:17</dc:date>
            </office:change-info>
          </text:insertion>
        </text:changed-region>
        <text:changed-region xml:id="ct105553157289568" text:id="ct105553157289568">
          <text:insertion>
            <office:change-info>
              <dc:creator>Unknown Author</dc:creator>
              <dc:date>2023-03-30T12:46:06</dc:date>
            </office:change-info>
          </text:insertion>
        </text:changed-region>
        <text:changed-region xml:id="ct105553157289328" text:id="ct105553157289328">
          <text:deletion>
            <office:change-info>
              <dc:creator>Stuart Baker</dc:creator>
              <dc:date>2024-06-23T11:57:19</dc:date>
            </office:change-info>
            <text:p text:style-name="P43"><text:span text:style-name="T58">E-Stop</text:span></text:p>
          </text:deletion>
          <text:insertion>
            <office:change-info>
              <dc:creator>Unknown Author</dc:creator>
              <dc:date>2023-03-30T12:54:47</dc:date>
            </office:change-info>
          </text:insertion>
        </text:changed-region>
        <text:changed-region xml:id="ct105553157289088" text:id="ct105553157289088">
          <text:insertion>
            <office:change-info>
              <dc:creator>Stuart Baker</dc:creator>
              <dc:date>2024-06-23T11:57:23</dc:date>
            </office:change-info>
          </text:insertion>
        </text:changed-region>
        <text:changed-region xml:id="ct105553157288848" text:id="ct105553157288848">
          <text:insertion>
            <office:change-info>
              <dc:creator>Unknown Author</dc:creator>
              <dc:date>2023-03-30T12:54:59</dc:date>
            </office:change-info>
          </text:insertion>
        </text:changed-region>
        <text:changed-region xml:id="ct105553157288608" text:id="ct105553157288608">
          <text:insertion>
            <office:change-info>
              <dc:creator>Unknown Author</dc:creator>
              <dc:date>2023-03-30T15:54:32</dc:date>
            </office:change-info>
          </text:insertion>
        </text:changed-region>
        <text:changed-region xml:id="ct105553157288368" text:id="ct105553157288368">
          <text:insertion>
            <office:change-info>
              <dc:creator>Stuart Baker</dc:creator>
              <dc:date>2024-06-23T11:57:34</dc:date>
            </office:change-info>
          </text:insertion>
        </text:changed-region>
        <text:changed-region xml:id="ct105553157288128" text:id="ct105553157288128">
          <text:deletion>
            <office:change-info>
              <dc:creator>Stuart Baker</dc:creator>
              <dc:date>2024-06-23T11:57:33</dc:date>
            </office:change-info>
            <text:p text:style-name="P43"><text:span text:style-name="T60">00</text:span></text:p>
          </text:deletion>
          <text:insertion>
            <office:change-info>
              <dc:creator>Unknown Author</dc:creator>
              <dc:date>2023-03-30T15:54:32</dc:date>
            </office:change-info>
          </text:insertion>
        </text:changed-region>
        <text:changed-region xml:id="ct105553157287888" text:id="ct105553157287888">
          <text:insertion>
            <office:change-info>
              <dc:creator>Unknown Author</dc:creator>
              <dc:date>2023-03-30T12:54:59</dc:date>
            </office:change-info>
          </text:insertion>
        </text:changed-region>
        <text:changed-region xml:id="ct105553157287648" text:id="ct105553157287648">
          <text:insertion>
            <office:change-info>
              <dc:creator>Stuart Baker</dc:creator>
              <dc:date>2024-06-23T11:57:42</dc:date>
            </office:change-info>
          </text:insertion>
        </text:changed-region>
        <text:changed-region xml:id="ct105553157287408" text:id="ct105553157287408">
          <text:deletion>
            <office:change-info>
              <dc:creator>Stuart Baker</dc:creator>
              <dc:date>2024-06-23T11:57:41</dc:date>
            </office:change-info>
            <text:p text:style-name="P43"><text:span text:style-name="T59">00000000</text:span></text:p>
          </text:deletion>
          <text:insertion>
            <office:change-info>
              <dc:creator>Unknown Author</dc:creator>
              <dc:date>2023-03-30T12:54:59</dc:date>
            </office:change-info>
          </text:insertion>
        </text:changed-region>
        <text:changed-region xml:id="ct105553157287168" text:id="ct105553157287168">
          <text:insertion>
            <office:change-info>
              <dc:creator>Unknown Author</dc:creator>
              <dc:date>2023-03-30T12:54:59</dc:date>
            </office:change-info>
          </text:insertion>
        </text:changed-region>
        <text:changed-region xml:id="ct105553157286928" text:id="ct105553157286928">
          <text:insertion>
            <office:change-info>
              <dc:creator>Stuart Baker</dc:creator>
              <dc:date>2024-06-23T11:56:03</dc:date>
            </office:change-info>
          </text:insertion>
        </text:changed-region>
        <text:changed-region xml:id="ct105553157286688" text:id="ct105553157286688">
          <text:insertion>
            <office:change-info>
              <dc:creator>Stuart Baker</dc:creator>
              <dc:date>2024-06-23T11:57:54</dc:date>
            </office:change-info>
          </text:insertion>
        </text:changed-region>
        <text:changed-region xml:id="ct105553157286448" text:id="ct105553157286448">
          <text:insertion>
            <office:change-info>
              <dc:creator>Stuart Baker</dc:creator>
              <dc:date>2024-06-23T11:58:13</dc:date>
            </office:change-info>
          </text:insertion>
        </text:changed-region>
        <text:changed-region xml:id="ct105553157286208" text:id="ct105553157286208">
          <text:insertion>
            <office:change-info>
              <dc:creator>Stuart Baker</dc:creator>
              <dc:date>2024-06-23T11:58:19</dc:date>
            </office:change-info>
          </text:insertion>
        </text:changed-region>
        <text:changed-region xml:id="ct105553157285968" text:id="ct105553157285968">
          <text:insertion>
            <office:change-info>
              <dc:creator>Stuart Baker</dc:creator>
              <dc:date>2024-06-23T11:57:52</dc:date>
            </office:change-info>
          </text:insertion>
        </text:changed-region>
        <text:changed-region xml:id="ct105553157285728" text:id="ct105553157285728">
          <text:insertion>
            <office:change-info>
              <dc:creator>Stuart Baker</dc:creator>
              <dc:date>2024-06-23T11:58:54</dc:date>
            </office:change-info>
          </text:insertion>
        </text:changed-region>
        <text:changed-region xml:id="ct105553157285488" text:id="ct105553157285488">
          <text:insertion>
            <office:change-info>
              <dc:creator>Stuart Baker</dc:creator>
              <dc:date>2024-06-23T11:58:34</dc:date>
            </office:change-info>
          </text:insertion>
        </text:changed-region>
        <text:changed-region xml:id="ct105553157291728" text:id="ct105553157291728">
          <text:insertion>
            <office:change-info>
              <dc:creator>Stuart Baker</dc:creator>
              <dc:date>2024-06-23T11:56:09</dc:date>
            </office:change-info>
          </text:insertion>
        </text:changed-region>
        <text:changed-region xml:id="ct105553157371248" text:id="ct105553157371248">
          <text:insertion>
            <office:change-info>
              <dc:creator>Stuart Baker</dc:creator>
              <dc:date>2024-06-23T11:57:58</dc:date>
            </office:change-info>
          </text:insertion>
        </text:changed-region>
        <text:changed-region xml:id="ct105553157371728" text:id="ct105553157371728">
          <text:insertion>
            <office:change-info>
              <dc:creator>Stuart Baker</dc:creator>
              <dc:date>2024-06-23T11:58:55</dc:date>
            </office:change-info>
          </text:insertion>
        </text:changed-region>
        <text:changed-region xml:id="ct105553157371968" text:id="ct105553157371968">
          <text:insertion>
            <office:change-info>
              <dc:creator>Stuart Baker</dc:creator>
              <dc:date>2024-06-23T11:58:35</dc:date>
            </office:change-info>
          </text:insertion>
        </text:changed-region>
        <text:changed-region xml:id="ct105553157372208" text:id="ct105553157372208">
          <text:insertion>
            <office:change-info>
              <dc:creator>Stuart Baker</dc:creator>
              <dc:date>2024-06-23T11:56:07</dc:date>
            </office:change-info>
          </text:insertion>
        </text:changed-region>
        <text:changed-region xml:id="ct105553157372448" text:id="ct105553157372448">
          <text:insertion>
            <office:change-info>
              <dc:creator>Stuart Baker</dc:creator>
              <dc:date>2024-06-23T11:58:00</dc:date>
            </office:change-info>
          </text:insertion>
        </text:changed-region>
        <text:changed-region xml:id="ct105553157372688" text:id="ct105553157372688">
          <text:insertion>
            <office:change-info>
              <dc:creator>Stuart Baker</dc:creator>
              <dc:date>2024-06-23T11:58:55</dc:date>
            </office:change-info>
          </text:insertion>
        </text:changed-region>
        <text:changed-region xml:id="ct105553157372928" text:id="ct105553157372928">
          <text:insertion>
            <office:change-info>
              <dc:creator>Stuart Baker</dc:creator>
              <dc:date>2024-06-23T11:58:36</dc:date>
            </office:change-info>
          </text:insertion>
        </text:changed-region>
        <text:changed-region xml:id="ct105553157373168" text:id="ct105553157373168">
          <text:deletion>
            <office:change-info>
              <dc:creator>Balazs Racz</dc:creator>
              <dc:date>2024-06-29T17:33:09</dc:date>
            </office:change-info>
            <text:h text:style-name="P63" text:outline-level="3"/>
            <text:h text:style-name="P63" text:outline-level="3"/>
          </text:deletion>
        </text:changed-region>
        <text:changed-region xml:id="ct105553157373408" text:id="ct105553157373408">
          <text:deletion>
            <office:change-info>
              <dc:creator>Balazs Racz</dc:creator>
              <dc:date>2024-06-29T17:31:37</dc:date>
            </office:change-info>
            <text:h text:style-name="P63" text:outline-level="3"><text:bookmark-start text:name="__RefHeading___Toc13918_1060902120 Copy 1"/>Other <text:bookmark-end text:name="__RefHeading___Toc13918_1060902120 Copy 1"/></text:h>
          </text:deletion>
        </text:changed-region>
        <text:changed-region xml:id="ct105553157373648" text:id="ct105553157373648">
          <text:format-change>
            <office:change-info>
              <dc:creator>Balazs Racz</dc:creator>
              <dc:date>2024-06-29T17:33:06</dc:date>
            </office:change-info>
          </text:format-change>
        </text:changed-region>
        <text:changed-region xml:id="ct105553157363568" text:id="ct105553157363568">
          <text:insertion>
            <office:change-info>
              <dc:creator>Balazs Racz</dc:creator>
              <dc:date>2024-06-29T17:31:38</dc:date>
            </office:change-info>
          </text:insertion>
        </text:changed-region>
        <text:changed-region xml:id="ct105553157363088" text:id="ct105553157363088">
          <text:insertion>
            <office:change-info>
              <dc:creator>Balazs Racz</dc:creator>
              <dc:date>2024-06-29T17:34:18</dc:date>
            </office:change-info>
          </text:insertion>
        </text:changed-region>
        <text:changed-region xml:id="ct105553157363328" text:id="ct105553157363328">
          <text:deletion>
            <office:change-info>
              <dc:creator>Balazs Racz</dc:creator>
              <dc:date>2024-06-29T17:30:44</dc:date>
            </office:change-info>
            <text:p text:style-name="P22">Other <text:span text:style-name="T31">Well-Known Event Identifiers not discussed here have their uses prescribed and/or discussed elsewhere. <text:s/>No assumptions should be made about </text:span><text:span text:style-name="T5">the</text:span><text:span text:style-name="T31"> use of these Well-Known Event Identifiers as prescribed by this documen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3">U</text:span>nique Node I<text:span text:style-name="T16">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6">E</text:span>vent <text:span text:style-name="T16">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7">the manufacturer or user</text:span> define<text:span text:style-name="T17">s</text:span> are <text:span text:style-name="T25">required</text:span> to be within a Node ID space that <text:span text:style-name="T17">the manufacturer or user</text:span> control<text:span text:style-name="T17">s</text:span>. <text:s/>The low two bytes <text:span text:style-name="T18">can</text:span> be any number, so long as each value <text:span text:style-name="T17">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text:span text:style-name="T18">can </text:span>be from real nodes <text:span text:style-name="T18">which a user</text:span> own<text:span text:style-name="T18">s</text:span>. <text:s/></text:p>
      <text:p text:style-name="Standard"><text:span text:style-name="T18">A</text:span> software configuration tool might define events and assign Event Identifiers to them. <text:s/>A board manufacturer may prefer <text:span text:style-name="T18">a</text:span> pushbutton configuration process. <text:s/>A modular club may decide that certain events form the “boundaries” of modules, and need to be assigned <text:span text:style-name="T22">W</text:span>ell-<text:span text:style-name="T22">K</text:span>nown Event Identifiers to make it easier to create large modular layouts. <text:s/>Whatever the method, the Event Identifiers need to be globally unique, <text:span text:style-name="T19">which</text:span> <text:span text:style-name="T19">is </text:span>ensure<text:span text:style-name="T19">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5">not</text:span><text:span text:style-name="T27"> be used for a </text:span><text:span text:style-name="T10">different</text:span><text:span text:style-name="T27"> purpose or meaning. <text:s/>This is because the meaning and its use is </text:span><text:span text:style-name="T25">shared across all of the nodes using it</text:span><text:span text:style-name="T27">, and unless it can be guaranteed that they all have been changed there will be conflict between them. <text:s/>It is much safer to use a new Event Identifier, and nodes will usually have a mechanism to supply new, “virgin” Event Id</text:span><text:span text:style-name="T28">entifier</text:span><text:span text:style-name="T27">s. <text:s/></text:span></text:p>
      <text:p text:style-name="Standard">Note that the Node ID part of an Event Identifier does not have to correspond to any physical node. <text:s/>So long as <text:span text:style-name="T19">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8">portion</text:span>, to do this. <text:s/><text:span text:style-name="T19">I</text:span>f a manufacturer had a range of Node IDs that included at least 12.34.56.78.9A.00 through 12.34.56.78.9A.FF (in other words, all possible values of the low byte), <text:span text:style-name="T19">t</text:span>he<text:span text:style-name="T19">y</text:span> could create a set of Event Identifiers with the low 24 bits used to carry a time value:</text:p>
      <text:p text:style-name="P36">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3" office:value-type="string">
            <text:p text:style-name="P10">0x12</text:p>
          </table:table-cell>
          <table:table-cell table:style-name="Table5.A3" office:value-type="string">
            <text:p text:style-name="P10">0x34</text:p>
          </table:table-cell>
          <table:table-cell table:style-name="Table5.A3" office:value-type="string">
            <text:p text:style-name="P10">0x56</text:p>
          </table:table-cell>
          <table:table-cell table:style-name="Table5.A3" office:value-type="string">
            <text:p text:style-name="P10">0x78</text:p>
          </table:table-cell>
          <table:table-cell table:style-name="Table5.A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32">used</text:span>, because the node ID range is guaranteed to belong to the manufacturer, and <text:span text:style-name="T20">t</text:span>he<text:span text:style-name="T20">y</text:span> <text:span text:style-name="T18">wi</text:span>ll use it only once <text:span text:style-name="T32">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text:style-name="L1">
        <text:list-item>
          <text:p text:style-name="P73">The CAN Physical <text:span text:style-name="T42">Layer </text:span>Standard, which <text:span text:style-name="T42">specifies the physical layer for transporting OpenLCB-CAN frames.</text:span></text:p>
        </text:list-item>
        <text:list-item>
          <text:p text:style-name="P74">The Message Network Standard, which <text:span text:style-name="T26">defines the basic messages and how they interact. Higher-level protocols are based on this message network, but are defined elsewhere.</text:span></text:p>
        </text:list-item>
        <text:list-item>
          <text:p text:style-name="P72"><text:soft-page-break/>The Event Transport Standard, which defines the protocol for transporting events.</text:p>
        </text:list-item>
        <text:list-item>
          <text:p text:style-name="P72">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4">E</text:span>vent <text:span text:style-name="T34">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4">E</text:span>vent <text:span text:style-name="T34">I</text:span>dentifiers, the Well-Known Automatically Routed <text:span text:style-name="T34">E</text:span>vent <text:span text:style-name="T34">I</text:span>dentifiers are explicitly defined by the Event Identifiers Standard for a specific purpose. <text:s/>Additionally, gateways are required to route these events to all segments.</text:p>
      <text:p text:style-name="P25">Note <text:span text:style-name="T23">a change</text:span> that it is not specified whether or not the <text:span text:style-name="T21">W</text:span>ell-<text:span text:style-name="T21">K</text:span>nown <text:span text:style-name="T21">A</text:span>utomatically <text:span text:style-name="T21">R</text:span>outed events <text:s/>participate in producer/consumer identify. <text:s/>The primary purpose of the producer/consumer identify is to pair consumers with produces, especially for the purpose of routing between OpenLCB segments. <text:s/>Since these <text:span text:style-name="T21">W</text:span>ell-<text:span text:style-name="T21">K</text:span>nown <text:span text:style-name="T21">A</text:span>utomatically-<text:span text:style-name="T21">R</text:span>outed events must always be routed, it could be argued that the identify events <text:s/>for these <text:span text:style-name="T22">W</text:span>ell-<text:span text:style-name="T22">K</text:span>nown Event Identifiers<text:span text:style-name="T23"> are redundant, but are retained for symmetry</text:span>.</text:p>
      <text:p text:style-name="P21">Though not explicitly required, it would be prudent for a manufacture to identify in a product<text:span text:style-name="T32">'</text:span>s documentation as to <text:span text:style-name="T32">which</text:span> Well-Known Automatically Routed events it produces and consumes, <text:s/>and <text:span text:style-name="T23">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22">E</text:span>vent <text:span text:style-name="T22">I</text:span>dentifier (01.00.00.00.00.00.FF.FF) is a request for a node to de-energize all of its outputs. <text:s/>A node receiving this event may continue to remain a powered participant of the OpenLCB bus, but <text:span text:style-name="T24">may</text:span> de-energize any outputs unrelated to maintaining OpenLCB communications. <text:s/><text:span text:style-name="T24">The meaning of de-energize is not prescribed for any given node, it is up to the node manufacturer and/or user to prescribe what, if anything, should happen in the node if it receives this event. <text:s/></text:span>For example:</text:p>
      <text:list xml:id="list530971005" text:style-name="L2">
        <text:list-item>
          <text:p text:style-name="P75">If the node is a DCC <text:span text:style-name="T22">P</text:span>ower <text:span text:style-name="T22">Station</text:span>, it <text:span text:style-name="T24">might </text:span>disable its amplified DCC output.</text:p>
        </text:list-item>
        <text:list-item>
          <text:p text:style-name="P75">If the node is an accessory controlling turnout motors, it <text:span text:style-name="T24">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20">The Emergency Stop <text:span text:style-name="T35">E</text:span>vent <text:span text:style-name="T35">I</text:span>dentifier (01.00.00.00.00.00.FF.FD) is a request for a node to command all of its outputs to a safe state. <text:s/>A node receiving this event is not required to de-energize any of its outputs. <text:s/><text:span text:style-name="T24">The meaning of “safe state” is not prescribed for any given node, it is up to the node manufacturer and/or user to prescribe what, if anything, should happen in the node if it receives this event</text:span>. <text:s/>For example:</text:p>
      <text:list xml:id="list150926938822691" text:continue-numbering="true" text:style-name="L2">
        <text:list-item>
          <text:p text:style-name="P75">If the node is acting on behalf of one or more DCC trains, it m<text:span text:style-name="T24">ight</text:span> send the global emergency stop command onto the DCC signal bus.</text:p>
        </text:list-item>
        <text:list-item>
          <text:p text:style-name="P75">If the node is an accessory controlling turnout motors, it m<text:span text:style-name="T24">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65" text:outline-level="4"><text:bookmark-start text:name="__RefHeading___Toc13904_1060902120"/><text:span text:style-name="T46">Power Supply </text:span>Brownout Detected<text:bookmark-end text:name="__RefHeading___Toc13904_1060902120"/></text:h>
      <text:p text:style-name="P33">The <text:span text:style-name="T46">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32">The <text:span text:style-name="T46">Power Supply</text:span> Brownout Detected <text:span text:style-name="T46">(standard)</text:span> Event Identifier (01.00.00.00.00.00.FF.F0) may optionally be sent by a node in the case where the node detects a low voltage condition that crosses the threshold <text:span text:style-name="T46">required by any relevant OpenLCB S</text:span>tandard<text:span text:style-name="T42">. It is implied that the node producing this event is subject to, and subsequently detecting a violation of, one or more OpenLCB Standards. The CAN Physical Layer Standard requirement of nodes operating down to CAN bus voltages of 7.5V is one example.</text:span></text:p>
      <text:p text:style-name="P33">The exact time at which these events are sent is not specified and left up to the node’<text:span text:style-name="T48">s</text:span> designer. A number of possible options might be considered, <text:span text:style-name="T43">which are not necessarily mutually exclusive</text:span>. For example:</text:p>
      <text:list text:style-name="L3">
        <text:list-item>
          <text:p text:style-name="P76">The event may be sent immediate<text:span text:style-name="T44">ly</text:span>. Because the node is in a brownout state, it is reasonable <text:span text:style-name="T44">not </text:span>to assume that the event actually get<text:span text:style-name="T44">s</text:span> sent successfully and observed by other nodes in the network.</text:p>
        </text:list-item>
        <text:list-item>
          <text:p text:style-name="P77"><text:soft-page-break/>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77">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34">It is not specified how other nodes in the network are to act upon these two events or that these two events are distinguished in any way when <text:span text:style-name="T45">interpreted and </text:span>presented to a user. The <text:span text:style-name="T45">intent</text:span> is that these two events, when observed, <text:span text:style-name="T45">are</text:span> useful for diagnosing network problems.</text:p>
      <text:p text:style-name="P35">It is not specified how any given node will produce or inhibit production of these events when reacting to otherwise normal inrush conditions which may temporarily result in a low voltage condition which the node is designed to tolerate and recover from. <text:span text:style-name="T47">The trade-off between false positive and false negative detection of brownout conditions is left up to an individual node’s designer(s).</text:span></text:p>
      <text:h text:style-name="P66" text:outline-level="4"><text:bookmark-start text:name="__RefHeading___Toc13906_1060902120"/>Other Well-Known Automatically Routed<text:bookmark-end text:name="__RefHeading___Toc13906_1060902120"/></text:h>
      <text:p text:style-name="P24">Other <text:span text:style-name="T31">Well-Known Automatically Routed Event Identifiers not discussed here have their uses prescribed and/or discussed elsewhere. <text:s/>No assumptions should be made about </text:span><text:span text:style-name="T5">the</text:span><text:span text:style-name="T31">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22">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1">Though not explicitly required, it would be prudent for a manufacture<text:change-start text:change-id="ct105553158073840"/><text:span text:style-name="T87">r</text:span><text:change-end text:change-id="ct105553158073840"/> to identify in a product<text:span text:style-name="T36">'</text:span>s documentation as to <text:span text:style-name="T32">which</text:span> Well-Known events it produces and consumes and <text:span text:style-name="T23">what are </text:span>the resulting actions it takes when these events occur.<text:change-start text:change-id="ct105553158073600"/></text:p>
      <text:p text:style-name="P59">The following sections provide commentary to individual allocations in this table. Other <text:span text:style-name="T31">Well-Known Event Identifiers not discussed here have their uses prescribed and/or discussed elsewhere. <text:s/>No assumptions should be made about </text:span><text:span text:style-name="T5">the</text:span><text:span text:style-name="T31"> use of these Well-Known Event Identifiers as prescribed by this document.</text:span><text:change-end text:change-id="ct105553158073600"/></text:p>
      <text:h text:style-name="P67" text:outline-level="4"><text:bookmark-start text:name="__RefHeading___Toc13910_1060902120"/>Duplicate Node ID<text:bookmark-end text:name="__RefHeading___Toc13910_1060902120"/></text:h>
      <text:p text:style-name="P22">The <text:span text:style-name="T30">Duplicate Node ID Detected event would typically be sent by a node that receives a packet from another node containing its own unique Node ID. <text:s/>The production of this event by a node is not explicitly required.</text:span></text:p>
      <text:h text:style-name="P68" text:outline-level="4"><text:bookmark-start text:name="__RefHeading___Toc13912_1060902120"/>MERG CBUS<text:bookmark-end text:name="__RefHeading___Toc13912_1060902120"/></text:h>
      <text:p text:style-name="P23">OpenLCB allocates a Node ID address space specifically for mapping MERG CBUS events into OpenLCB. <text:s/>CBUS events come in two types: <text:s/>long and short. <text:s/>A long event is uniquely identified by the <text:span text:style-name="T29">CBUS Node ID and </text:span>Event ID. <text:s/>A CBUS short event is translated into an OpenLCB event by using <text:soft-page-break/>0x0000 as the Node ID in the “CBUS Node ID” field of the OpenLCB event identifier. <text:s/>This is allowed because in the CBUS standard, node-id 0x0000 is not permitted.</text:p>
      <text:p text:style-name="P23">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p>
      <text:h text:style-name="P64" text:outline-level="4"><text:bookmark-start text:name="__RefHeading___Toc13914_1060902120"/>Basic DCC Accessory Decoder<text:bookmark-end text:name="__RefHeading___Toc13914_1060902120"/></text:h>
      <text:p text:style-name="P31">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28">Byte 1</text:p>
          </table:table-cell>
          <table:table-cell table:style-name="Table2.A1" office:value-type="string">
            <text:p text:style-name="P28">Byte 2</text:p>
          </table:table-cell>
          <table:table-cell table:style-name="Table2.C1" office:value-type="string">
            <text:p text:style-name="P28">Byte 3 (Error Byte)</text:p>
          </table:table-cell>
        </table:table-row>
        <table:table-row>
          <table:table-cell table:style-name="Table2.A2" office:value-type="string">
            <text:p text:style-name="P13">0b10<text:change-start text:change-id="ct105553158073360"/><text:span text:style-name="T66">A</text:span><text:span text:style-name="T53">7</text:span><text:span text:style-name="T66">A</text:span><text:span text:style-name="T53">6</text:span><text:span text:style-name="T66">A</text:span><text:span text:style-name="T53">5</text:span><text:span text:style-name="T66">A</text:span><text:span text:style-name="T53">4</text:span><text:span text:style-name="T66">A</text:span><text:span text:style-name="T53">3</text:span><text:span text:style-name="T66">A</text:span><text:change-end text:change-id="ct105553158073360"/><text:change-start text:change-id="ct105553158073120"/><text:span text:style-name="T53">2</text:span><text:change-end text:change-id="ct105553158073120"/><text:change text:change-id="ct105553158062080"/></text:p>
          </table:table-cell>
          <table:table-cell table:style-name="Table2.A2" office:value-type="string">
            <text:p text:style-name="P16">0b1<text:change-start text:change-id="ct105553158070000"/><text:span text:style-name="T72">Ā</text:span><text:span text:style-name="T54">10</text:span><text:span text:style-name="T72">Ā</text:span><text:span text:style-name="T54">9</text:span><text:span text:style-name="T72">Ā</text:span><text:span text:style-name="T54">8</text:span><text:span text:style-name="T72">DA</text:span><text:span text:style-name="T54">1</text:span><text:span text:style-name="T72">A</text:span><text:span text:style-name="T54">0</text:span><text:span text:style-name="T72">R</text:span><text:change-end text:change-id="ct105553158070000"/><text:change text:change-id="ct105553158072640"/><text:change text:change-id="ct105553158071440"/></text:p>
          </table:table-cell>
          <table:table-cell table:style-name="Table2.C2" office:value-type="string">
            <text:p text:style-name="P13">0bEEEEEEEE</text:p>
          </table:table-cell>
        </table:table-row>
        <table:table-row>
          <table:table-cell table:style-name="Table2.A2" office:value-type="string">
            <text:p text:style-name="P13">Bits 5 down to 0 are the middle 6 bits of the address.</text:p>
          </table:table-cell>
          <table:table-cell table:style-name="Table2.A2" office:value-type="string">
            <text:p text:style-name="P13">Bits 6 down to 4 are the 3 most significant bits of the address <text:span text:style-name="T37">in 1's complement form</text:span>. <text:s/>Bits 2 down to <text:change-start text:change-id="ct105553158071680"/><text:span text:style-name="T66">1</text:span><text:change-end text:change-id="ct105553158071680"/><text:change text:change-id="ct105553158065440"/> are the <text:change-start text:change-id="ct105553158063520"/><text:span text:style-name="T66">2</text:span><text:change-end text:change-id="ct105553158063520"/><text:change text:change-id="ct105553158065680"/> least significant bits of the address. <text:s/>Bit 3 is set for active, clear for inactive.<text:change-start text:change-id="ct105553158063280"/> <text:span text:style-name="T66">Bit 0 is used to distinguish between a pair of outputs.</text:span><text:change-end text:change-id="ct105553158063280"/></text:p>
          </table:table-cell>
          <table:table-cell table:style-name="Table2.C2" office:value-type="string">
            <text:p text:style-name="P13"/>
          </table:table-cell>
        </table:table-row>
      </table:table>
      <text:p text:style-name="P12"/>
      <text:p text:style-name="P15">The <text:span text:style-name="T15">A</text:span>ccessory <text:span text:style-name="T15">D</text:span>ecoder address <text:change-start text:change-id="ct105553158063040"/><text:span text:style-name="T66">is 11 bits in the form of A</text:span><text:span text:style-name="T53">10</text:span><text:span text:style-name="T66">..A</text:span><text:span text:style-name="T53">0</text:span><text:span text:style-name="T66">.</text:span><text:change-end text:change-id="ct105553158063040"/><text:change-start text:change-id="ct105553158062800"/><text:span text:style-name="T66"> </text:span><text:span text:style-name="T75">The pair bit </text:span><text:span text:style-name="T8">‘R’ adds a 12</text:span><text:span text:style-name="T12">th</text:span><text:span text:style-name="T8"> least significant address bit.</text:span><text:change-end text:change-id="ct105553158062800"/><text:change text:change-id="ct105553158072880"/><text:span text:style-name="T15"> Though the </text:span><text:change text:change-id="ct105553158070960"/><text:change-start text:change-id="ct105553158069760"/><text:span text:style-name="T72">Ā</text:span><text:span text:style-name="T54">10</text:span><text:span text:style-name="T72">Ā</text:span><text:span text:style-name="T54">9</text:span><text:span text:style-name="T72">Ā</text:span><text:span text:style-name="T54">8</text:span><text:change-end text:change-id="ct105553158069760"/><text:span text:style-name="T15"> address bits are in 1's complement form under the DCC standards, they are in standard non 1's complement form in OpenLCB format.</text:span></text:p>
      <text:p text:style-name="P11">By convention, most DCC <text:span text:style-name="T15">Ac</text:span>cessory <text:span text:style-name="T15">D</text:span>ecoders couple two outputs together to form an output pair, and use the least significant address bit <text:change-start text:change-id="ct105553158071200"/><text:span text:style-name="T4">‘</text:span><text:span text:style-name="T67">R</text:span><text:span text:style-name="T6">’</text:span><text:span text:style-name="T67"> </text:span><text:change-end text:change-id="ct105553158071200"/>to <text:span text:style-name="T15">select the direction of travel for the output pair as a whole. <text:s/>In this mode, the active/inactive bit </text:span><text:span text:style-name="T7">‘</text:span><text:change text:change-id="ct105553158070720"/><text:change-start text:change-id="ct105553158070240"/><text:span text:style-name="T67">D</text:span><text:change-end text:change-id="ct105553158070240"/><text:span text:style-name="T6">’</text:span><text:span text:style-name="T15"> is always sent as set </text:span><text:change-start text:change-id="ct105553158066400"/><text:span text:style-name="T76">(activate) </text:span><text:change-end text:change-id="ct105553158066400"/><text:span text:style-name="T15">or ignored altogether by the DCC decoder. <text:s/>The effective address space is cut in half (max of 2048 addresses)</text:span><text:change text:change-id="ct105553158066640"/><text:span text:style-name="T15">.</text:span></text:p>
      <text:p text:style-name="P58"><text:soft-page-break/><text:span text:style-name="T15">There is some ambiguity </text:span><text:change-start text:change-id="ct105553158066880"/><text:span text:style-name="T81">between DCC systems in the market </text:span><text:change-end text:change-id="ct105553158066880"/><text:span text:style-name="T15">in how the 1-204</text:span><text:change-start text:change-id="ct105553158067120"/><text:span text:style-name="T67">8</text:span><text:change-end text:change-id="ct105553158067120"/><text:change text:change-id="ct105553158065920"/><text:span text:style-name="T15"> addresses that most DCC users are familiar with </text:span><text:span text:style-name="T39">translate </text:span><text:span text:style-name="T15">to the bit level addresses </text:span><text:change-start text:change-id="ct105553158075040"/><text:span text:style-name="T67">sent over the rails</text:span><text:change-end text:change-id="ct105553158075040"/><text:change text:change-id="ct105553158078160"/><text:change text:change-id="ct105553158155760"/><text:span text:style-name="T15">. <text:s/>There are generally two schemes that are deployed</text:span><text:change-start text:change-id="ct105553158155520"/><text:span text:style-name="T15">. </text:span><text:span text:style-name="T67">The NMRA S-9.2.1 DCC standard defines these as Linear and Non-Linear.</text:span><text:change-end text:change-id="ct105553158155520"/><text:change text:change-id="ct105553158156240"/><text:span text:style-name="T38"> It is not prescribed how the OpenLCB user interfaces map</text:span><text:change-start text:change-id="ct105553158156000"/><text:span text:style-name="T67">s</text:span><text:change-end text:change-id="ct105553158156000"/><text:span text:style-name="T38"> to the bit level events</text:span><text:change-start text:change-id="ct105553158155280"/><text:span text:style-name="T38">, </text:span><text:span text:style-name="T67">however the NMRA S-9.2.1 DCC Standard requires the Linear scheme be used in all new designs</text:span><text:change-end text:change-id="ct105553158155280"/><text:span text:style-name="T38">.</text:span><text:change text:change-id="ct105553158155040"/><text:change text:change-id="ct105553158154800"/><text:change-start text:change-id="ct105553158154560"/></text:p>
      <table:table table:name="Table3" table:style-name="Table3">
        <table:table-column table:style-name="Table3.A"/>
        <table:table-column table:style-name="Table3.B" table:number-columns-repeated="2"/>
        <table:table-header-rows>
          <table:table-row>
            <table:table-cell table:style-name="Table3.A1" table:number-rows-spanned="2" office:value-type="string">
              <text:p text:style-name="P27">User Address</text:p>
            </table:table-cell>
            <table:table-cell table:style-name="Table3.B1" table:number-columns-spanned="2" office:value-type="string">
              <text:p text:style-name="P26"><text:span text:style-name="T77">Linear </text:span><text:span text:style-name="T82">Addressing Scheme</text:span></text:p>
            </table:table-cell>
            <table:covered-table-cell/>
          </table:table-row>
          <table:table-row>
            <table:covered-table-cell table:style-name="Table3.A1"/>
            <table:table-cell table:style-name="Table3.B2" office:value-type="string">
              <text:p text:style-name="P26">DCC Format</text:p>
            </table:table-cell>
            <table:table-cell table:style-name="Table3.C2" office:value-type="string">
              <text:p text:style-name="P27">OpenLCB Format</text:p>
            </table:table-cell>
          </table:table-row>
        </table:table-header-rows>
        <table:table-row>
          <table:table-cell table:style-name="Table3.B2" office:value-type="string">
            <text:p text:style-name="P50">Reference</text:p>
          </table:table-cell>
          <table:table-cell table:style-name="Table3.B3" office:value-type="string">
            <text:p text:style-name="P51"><text:span text:style-name="T77">0b</text:span><text:span text:style-name="T83">Ā</text:span><text:span text:style-name="T55">10</text:span><text:span text:style-name="T83">Ā</text:span><text:span text:style-name="T55">9</text:span><text:span text:style-name="T83">Ā</text:span><text:span text:style-name="T55">8</text:span><text:span text:style-name="T66">A</text:span><text:span text:style-name="T53">7</text:span><text:span text:style-name="T66">A</text:span><text:span text:style-name="T53">6</text:span><text:span text:style-name="T66">A</text:span><text:span text:style-name="T53">5</text:span><text:span text:style-name="T66">A</text:span><text:span text:style-name="T53">4</text:span><text:span text:style-name="T66">A</text:span><text:span text:style-name="T53">3</text:span><text:span text:style-name="T66">A</text:span><text:span text:style-name="T53">2</text:span><text:span text:style-name="T83">A</text:span><text:span text:style-name="T55">1</text:span><text:span text:style-name="T83">A</text:span><text:span text:style-name="T55">0</text:span><text:span text:style-name="T77">R</text:span></text:p>
          </table:table-cell>
          <table:table-cell table:style-name="Table3.C3" office:value-type="string">
            <text:p text:style-name="P51"><text:span text:style-name="T77">0b</text:span><text:span text:style-name="T74">A</text:span><text:span text:style-name="T56">10</text:span><text:span text:style-name="T74">A</text:span><text:span text:style-name="T56">9</text:span><text:span text:style-name="T74">A</text:span><text:span text:style-name="T56">8</text:span><text:span text:style-name="T66">A</text:span><text:span text:style-name="T53">7</text:span><text:span text:style-name="T66">A</text:span><text:span text:style-name="T53">6</text:span><text:span text:style-name="T66">A</text:span><text:span text:style-name="T53">5</text:span><text:span text:style-name="T66">A</text:span><text:span text:style-name="T53">4</text:span><text:span text:style-name="T66">A</text:span><text:span text:style-name="T53">3</text:span><text:span text:style-name="T66">A</text:span><text:span text:style-name="T53">2</text:span><text:span text:style-name="T83">A</text:span><text:span text:style-name="T55">1</text:span><text:span text:style-name="T83">A</text:span><text:span text:style-name="T55">0</text:span><text:span text:style-name="T77">R</text:span></text:p>
          </table:table-cell>
        </table:table-row>
        <table:table-row>
          <table:table-cell table:style-name="Table3.A4" office:value-type="string">
            <text:p text:style-name="P54">1 (<text:span text:style-name="T82">reverse</text:span>)</text:p>
          </table:table-cell>
          <table:table-cell table:style-name="Table3.B3" office:value-type="string">
            <text:p text:style-name="P52">0b11100000100<text:span text:style-name="T82">0</text:span></text:p>
          </table:table-cell>
          <table:table-cell table:style-name="Table3.C4" office:value-type="string">
            <text:p text:style-name="P52">0b00000000100<text:span text:style-name="T82">0</text:span></text:p>
          </table:table-cell>
        </table:table-row>
        <table:table-row>
          <table:table-cell table:style-name="Table3.A5" office:value-type="string">
            <text:p text:style-name="P54">1 (<text:span text:style-name="T82">normal</text:span>)</text:p>
          </table:table-cell>
          <table:table-cell table:style-name="Table3.B5" office:value-type="string">
            <text:p text:style-name="P52">0b11100000100<text:span text:style-name="T82">1</text:span></text:p>
          </table:table-cell>
          <table:table-cell table:style-name="Table3.C5" office:value-type="string">
            <text:p text:style-name="P52">0b00000000100<text:span text:style-name="T82">1</text:span></text:p>
          </table:table-cell>
        </table:table-row>
        <table:table-row>
          <table:table-cell table:style-name="Table3.A6" office:value-type="string">
            <text:p text:style-name="P48">…</text:p>
          </table:table-cell>
          <table:table-cell table:style-name="Table3.B6" office:value-type="string">
            <text:p text:style-name="P49">…</text:p>
          </table:table-cell>
          <table:table-cell table:style-name="Table3.C6" office:value-type="string">
            <text:p text:style-name="P49">…</text:p>
          </table:table-cell>
        </table:table-row>
        <table:table-row>
          <table:table-cell table:style-name="Table3.A4" office:value-type="string">
            <text:p text:style-name="P56"><text:span text:style-name="T78">204</text:span><text:span text:style-name="T80">4</text:span></text:p>
          </table:table-cell>
          <table:table-cell table:style-name="Table3.B3" office:value-type="string">
            <text:p text:style-name="P53">0b<text:span text:style-name="T41">000</text:span><text:span text:style-name="T79">11111</text:span>1<text:span text:style-name="T79">11R</text:span></text:p>
          </table:table-cell>
          <table:table-cell table:style-name="Table3.C7" office:value-type="string">
            <text:p text:style-name="P53">0b<text:span text:style-name="T80">111</text:span><text:span text:style-name="T79">11111</text:span>1<text:span text:style-name="T79">11R</text:span></text:p>
          </table:table-cell>
        </table:table-row>
        <table:table-row>
          <table:table-cell table:style-name="Table3.A4" office:value-type="string">
            <text:p text:style-name="P57">2045</text:p>
          </table:table-cell>
          <table:table-cell table:style-name="Table3.B3" office:value-type="string">
            <text:p text:style-name="P53">0b<text:span text:style-name="T79">11100000000R</text:span></text:p>
          </table:table-cell>
          <table:table-cell table:style-name="Table3.C8" office:value-type="string">
            <text:p text:style-name="P53">0b<text:span text:style-name="T82">000</text:span>00000<text:span text:style-name="T82">0</text:span>00<text:span text:style-name="T82">R</text:span></text:p>
          </table:table-cell>
        </table:table-row>
        <table:table-row>
          <table:table-cell table:style-name="Table3.A4" office:value-type="string">
            <text:p text:style-name="P55">20<text:span text:style-name="T78">46</text:span></text:p>
          </table:table-cell>
          <table:table-cell table:style-name="Table3.B3" office:value-type="string">
            <text:p text:style-name="P53">0b<text:span text:style-name="T79">1110000000</text:span><text:span text:style-name="T80">1</text:span><text:span text:style-name="T79">R</text:span></text:p>
          </table:table-cell>
          <table:table-cell table:style-name="Table3.C9" office:value-type="string">
            <text:p text:style-name="P53">0b<text:span text:style-name="T80">000</text:span><text:span text:style-name="T79">0000000</text:span><text:span text:style-name="T80">1</text:span><text:span text:style-name="T79">R</text:span></text:p>
          </table:table-cell>
        </table:table-row>
        <table:table-row>
          <table:table-cell table:style-name="Table3.A4" office:value-type="string">
            <text:p text:style-name="P55">204<text:span text:style-name="T78">7</text:span></text:p>
          </table:table-cell>
          <table:table-cell table:style-name="Table3.B3" office:value-type="string">
            <text:p text:style-name="P53">0b<text:span text:style-name="T79">111000000</text:span><text:span text:style-name="T80">1</text:span><text:span text:style-name="T79">0R</text:span></text:p>
          </table:table-cell>
          <table:table-cell table:style-name="Table3.C10" office:value-type="string">
            <text:p text:style-name="P53">0b<text:span text:style-name="T80">000</text:span><text:span text:style-name="T79">000000</text:span><text:span text:style-name="T80">1</text:span><text:span text:style-name="T79">0R</text:span></text:p>
          </table:table-cell>
        </table:table-row>
        <table:table-row>
          <table:table-cell table:style-name="Table3.A11" office:value-type="string">
            <text:p text:style-name="P57">2048</text:p>
          </table:table-cell>
          <table:table-cell table:style-name="Table3.B11" office:value-type="string">
            <text:p text:style-name="P53">0b<text:span text:style-name="T79">111000000</text:span><text:span text:style-name="T80">11</text:span><text:span text:style-name="T79">R</text:span></text:p>
          </table:table-cell>
          <table:table-cell table:style-name="Table3.C11" office:value-type="string">
            <text:p text:style-name="P53">0b<text:span text:style-name="T80">000</text:span><text:span text:style-name="T79">000000</text:span><text:span text:style-name="T80">11</text:span><text:span text:style-name="T79">R</text:span></text:p>
          </table:table-cell>
        </table:table-row>
      </table:table>
      <text:h text:style-name="P69" text:outline-level="4"><text:change-end text:change-id="ct105553158154560"/><text:change-start text:change-id="ct105553158154320"/><text:span text:style-name="T11">DCC</text:span><text:change-end text:change-id="ct105553158154320"/><text:change-start text:change-id="ct105553158154080"/><text:span text:style-name="T62"> </text:span><text:span text:style-name="T63">T</text:span>urnout <text:span text:style-name="T63">F</text:span>eedback<text:change-end text:change-id="ct105553158154080"/><text:change-start text:change-id="ct105553158153840"/></text:h>
      <text:p text:style-name="Standard">These events <text:span text:style-name="T63">may be used to report actual turnout state. Some proprietary network protocols may already define </text:span><text:span text:style-name="T64">messages</text:span><text:span text:style-name="T63"> that can appropriately be mapped to these events. The address</text:span><text:change-end text:change-id="ct105553158153840"/><text:change-start text:change-id="ct105553158153600"/><text:span text:style-name="T63"> </text:span><text:span text:style-name="T64">mapping of these events to DCC turnout addresses is the same as defined in section </text:span><text:span text:style-name="T64"><text:bookmark-ref text:reference-format="chapter" text:ref-name="__RefHeading___Toc13914_1060902120">2.5.3.3</text:bookmark-ref></text:span><text:span text:style-name="T64"><text:s/></text:span><text:span text:style-name="T64"><text:bookmark-ref text:reference-format="direction" text:ref-name="__RefHeading___Toc13914_1060902120">above</text:bookmark-ref></text:span><text:span text:style-name="T64">.</text:span><text:change-end text:change-id="ct105553158153600"/><text:change-start text:change-id="ct105553158153360"/></text:p>
      <text:h text:style-name="P70" text:outline-level="4">DCC <text:span text:style-name="T65">System </text:span>Sensor Feedback</text:h>
      <text:p text:style-name="P46"><text:change-end text:change-id="ct105553158153360"/><text:change-start text:change-id="ct105553158153120"/>Some proprietary network protocols may already define messages for generic sensor feedback, which can then be appropriately mapped to these events.<text:change-end text:change-id="ct105553158153120"/><text:change-start text:change-id="ct105553158152880"/> No assumptions are made about address translation.<text:change-end text:change-id="ct105553158152880"/></text:p>
      <text:h text:style-name="P64" text:outline-level="4"><text:bookmark-start text:name="__RefHeading___Toc13916_1060902120"/><text:change text:change-id="ct105553158160080"/><text:change-start text:change-id="ct105553158159840"/><text:span text:style-name="T57">Extended</text:span><text:change-end text:change-id="ct105553158159840"/> DCC Accessory Decoder<text:bookmark-end text:name="__RefHeading___Toc13916_1060902120"/></text:h>
      <text:p text:style-name="P19"><text:change-start text:change-id="ct105553158159600"/><text:span text:style-name="T69">The Well-Known Event ID space for basic DCC accessory decoders is provided as a suggestion to manufactures on how to translate OpenLCB events to classic </text:span><text:span text:style-name="T70">Extended </text:span><text:span text:style-name="T69">DCC accessories. <text:s/>It is possible that there could be future mapping schemes required to implement a use case not covered by this scheme. <text:s/>This scheme is not designed to be mutually exclusive of other possible schemes, and its use is </text:span><text:soft-page-break/><text:span text:style-name="T69">not required when mapping between OpenLCB events and classic </text:span><text:span text:style-name="T70">Extended </text:span><text:span text:style-name="T69">DCC accessories. </text:span><text:change-end text:change-id="ct105553158159600"/><text:change text:change-id="ct105553158159360"/><text:change-start text:change-id="ct105553158159120"/><text:span text:style-name="T49">The format of the DCC packet for a</text:span><text:span text:style-name="T57">n extended </text:span><text:span text:style-name="T49">DCC Accessory Decoder is as follows (most significant bit first):</text:span><text:change-end text:change-id="ct105553158159120"/></text:p>
      <table:table table:name="Table6" table:style-name="Table6">
        <table:table-column table:style-name="Table6.A" table:number-columns-repeated="2"/>
        <table:table-column table:style-name="Table6.C"/>
        <table:table-column table:style-name="Table6.A"/>
        <table:table-row>
          <table:table-cell table:style-name="Table6.A1" office:value-type="string">
            <text:p text:style-name="P29"><text:change-start text:change-id="ct105553158158880"/>Byte 1<text:change-end text:change-id="ct105553158158880"/></text:p>
          </table:table-cell>
          <table:table-cell table:style-name="Table6.A1" office:value-type="string">
            <text:p text:style-name="P29"><text:change-start text:change-id="ct105553158158640"/>Byte 2<text:change-end text:change-id="ct105553158158640"/></text:p>
          </table:table-cell>
          <table:table-cell table:style-name="Table6.A1" office:value-type="string">
            <text:p text:style-name="P30"><text:change-start text:change-id="ct105553158158400"/>Byte 3<text:change-end text:change-id="ct105553158158400"/></text:p>
          </table:table-cell>
          <table:table-cell table:style-name="Table6.D1" office:value-type="string">
            <text:p text:style-name="P29"><text:change-start text:change-id="ct105553158158160"/>Byte <text:span text:style-name="T57">4</text:span> (Error Byte)<text:change-end text:change-id="ct105553158158160"/></text:p>
          </table:table-cell>
        </table:table-row>
        <table:table-row>
          <table:table-cell table:style-name="Table6.A2" office:value-type="string">
            <text:p text:style-name="P14"><text:change-start text:change-id="ct105553158157920"/>0b10<text:change-end text:change-id="ct105553158157920"/><text:change-start text:change-id="ct105553158157680"/><text:span text:style-name="T50">A</text:span><text:span text:style-name="T51">7</text:span><text:span text:style-name="T50">A</text:span><text:span text:style-name="T51">6</text:span><text:span text:style-name="T50">A</text:span><text:span text:style-name="T51">5</text:span><text:span text:style-name="T50">A</text:span><text:span text:style-name="T51">4</text:span><text:span text:style-name="T50">A</text:span><text:span text:style-name="T51">3</text:span><text:span text:style-name="T50">A</text:span><text:span text:style-name="T51">2</text:span><text:change-end text:change-id="ct105553158157680"/></text:p>
          </table:table-cell>
          <table:table-cell table:style-name="Table6.A2" office:value-type="string">
            <text:p text:style-name="P14"><text:change-start text:change-id="ct105553158157440"/>0b<text:span text:style-name="T57">0</text:span>Ā<text:span text:style-name="T51">10</text:span>Ā<text:span text:style-name="T51">9</text:span>Ā<text:span text:style-name="T51">8</text:span><text:span text:style-name="T57">0</text:span><text:change-end text:change-id="ct105553158157440"/><text:change-start text:change-id="ct105553158157200"/><text:span text:style-name="T57">A</text:span><text:span text:style-name="T52">1</text:span><text:span text:style-name="T57">A</text:span><text:span text:style-name="T52">0</text:span><text:span text:style-name="T57">1</text:span><text:change-end text:change-id="ct105553158157200"/></text:p>
          </table:table-cell>
          <table:table-cell table:style-name="Table6.A2" office:value-type="string">
            <text:p text:style-name="P43"><text:change-start text:change-id="ct105553158156960"/>0bXXXXXXXX<text:change-end text:change-id="ct105553158156960"/></text:p>
          </table:table-cell>
          <table:table-cell table:style-name="Table6.D2" office:value-type="string">
            <text:p text:style-name="P14"><text:change-start text:change-id="ct105553158156720"/>0bEEEEEEEE<text:change-end text:change-id="ct105553158156720"/></text:p>
          </table:table-cell>
        </table:table-row>
        <table:table-row>
          <table:table-cell table:style-name="Table6.A2" office:value-type="string">
            <text:p text:style-name="P14"><text:change-start text:change-id="ct105553158156480"/>Bits 5 down to 0 are the middle 6 bits of the address.<text:change-end text:change-id="ct105553158156480"/></text:p>
          </table:table-cell>
          <table:table-cell table:style-name="Table6.A2" office:value-type="string">
            <text:p text:style-name="P14"><text:change-start text:change-id="ct105553157208128"/>Bits 6 down to 4 are the 3 most significant bits of the address <text:span text:style-name="T37">in 1's complement form</text:span>. <text:s/>Bits 2 down to <text:span text:style-name="T57">1</text:span> are the <text:span text:style-name="T57">2</text:span> least significant bits of the address.<text:change-end text:change-id="ct105553157208128"/></text:p>
          </table:table-cell>
          <table:table-cell table:style-name="Table6.A2" office:value-type="string">
            <text:p text:style-name="P47"><text:change-start text:change-id="ct105553157208368"/>8-bit command.<text:change-end text:change-id="ct105553157208368"/></text:p>
          </table:table-cell>
          <table:table-cell table:style-name="Table6.D2" office:value-type="string">
            <text:p text:style-name="P14"/>
          </table:table-cell>
        </table:table-row>
      </table:table>
      <text:p text:style-name="P17"><text:change-start text:change-id="ct105553157207888"/></text:p>
      <text:p text:style-name="P18"><text:change-end text:change-id="ct105553157207888"/><text:change-start text:change-id="ct105553157207648"/><text:span text:style-name="T49">The </text:span><text:span text:style-name="T57">Extended </text:span>A<text:span text:style-name="T49">ccessory </text:span>D<text:span text:style-name="T49">ecoder address format in most significant bit first format is: <text:s/>0b</text:span><text:span text:style-name="T57">A</text:span><text:span text:style-name="T51">10</text:span><text:span text:style-name="T57">A</text:span><text:span text:style-name="T51">9</text:span><text:span text:style-name="T50">A</text:span><text:span text:style-name="T52">8</text:span><text:span text:style-name="T57">A</text:span><text:span text:style-name="T51">7</text:span><text:span text:style-name="T50">A</text:span><text:span text:style-name="T51">6</text:span><text:span text:style-name="T50">A</text:span><text:span text:style-name="T51">5</text:span><text:span text:style-name="T50">A</text:span><text:span text:style-name="T51">4</text:span><text:span text:style-name="T50">A</text:span><text:span text:style-name="T51">3</text:span><text:span text:style-name="T50">A</text:span><text:span text:style-name="T51">2</text:span><text:span text:style-name="T57">A</text:span><text:span text:style-name="T52">1</text:span><text:span text:style-name="T57">A</text:span><text:span text:style-name="T52">0</text:span><text:span text:style-name="T49">, </text:span>and it is expected that this is how the bits map to Bytes <text:span text:style-name="T60">6</text:span> and <text:span text:style-name="T60">7</text:span> of the Event Identifier. Though the <text:span text:style-name="T57">A</text:span><text:span text:style-name="T51">10</text:span><text:span text:style-name="T57">A</text:span><text:span text:style-name="T51">9</text:span><text:span text:style-name="T50">A</text:span><text:span text:style-name="T52">8</text:span> address bits are in 1's complement form under the DCC standards, they are in standard non 1's complement form in OpenLCB format.<text:change-end text:change-id="ct105553157207648"/><text:change-start text:change-id="ct105553157209328"/></text:p>
      <text:p text:style-name="P45">The reason that the 11-bit extended DCC accessory address falls into Bytes 6 and 7, inconsistent with the use of Bytes 7 and 8 in the basic DCC accessory <text:change-end text:change-id="ct105553157209328"/><text:change-start text:change-id="ct105553157209088"/>address, is so that a single producer/consumer identified range message can be used without violating the 50% space utilization rule.<text:change-end text:change-id="ct105553157209088"/><text:change-start text:change-id="ct105553157208848"/></text:p>
      <text:p text:style-name="P42">Example Event to DCC packet mappings:<text:change-end text:change-id="ct105553157208848"/></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0"><text:change-start text:change-id="ct105553157208608"/>User Address<text:change-end text:change-id="ct105553157208608"/></text:p>
            </table:table-cell>
            <table:table-cell table:style-name="Table7.A1" office:value-type="string">
              <text:p text:style-name="P30"><text:change-start text:change-id="ct105553157209808"/>OpenLCB Event ID<text:change-end text:change-id="ct105553157209808"/></text:p>
            </table:table-cell>
            <table:table-cell table:style-name="Table7.C1" office:value-type="string">
              <text:p text:style-name="P30"><text:change-start text:change-id="ct105553157209568"/>DCC Packet<text:change-end text:change-id="ct105553157209568"/></text:p>
            </table:table-cell>
          </table:table-row>
        </table:table-header-rows>
        <table:table-row table:style-name="Table7.1">
          <table:table-cell table:style-name="Table7.A2" office:value-type="string">
            <text:p text:style-name="P43"><text:change-start text:change-id="ct105553157207408"/>1<text:change-end text:change-id="ct105553157207408"/></text:p>
          </table:table-cell>
          <table:table-cell table:style-name="Table7.A2" office:value-type="string">
            <text:p text:style-name="P43"><text:change-start text:change-id="ct105553157207168"/>01.01.02.00.01.00.04<text:change-end text:change-id="ct105553157207168"/><text:change-start text:change-id="ct105553157206928"/>.<text:span text:style-name="T60">XX</text:span><text:change-end text:change-id="ct105553157206928"/></text:p>
          </table:table-cell>
          <table:table-cell table:style-name="Table7.C2" office:value-type="string">
            <text:p text:style-name="P43"><text:change-start text:change-id="ct105553157206448"/>0b10000001 <text:s/>0b0<text:span text:style-name="T58">111</text:span>0001<text:change-end text:change-id="ct105553157206448"/><text:change-start text:change-id="ct105553157206688"/> <text:s/>0bXXXXXXXX <text:s/>0bEEEEEEEE<text:change-end text:change-id="ct105553157206688"/></text:p>
          </table:table-cell>
        </table:table-row>
        <table:table-row table:style-name="Table7.1">
          <table:table-cell table:style-name="Table7.A2" office:value-type="string">
            <text:p text:style-name="P43"><text:change-start text:change-id="ct105553157205968"/>2<text:change-end text:change-id="ct105553157205968"/></text:p>
          </table:table-cell>
          <table:table-cell table:style-name="Table7.A2" office:value-type="string">
            <text:p text:style-name="P43"><text:change-start text:change-id="ct105553157206208"/>01.01.02.00.01.00.0<text:span text:style-name="T58">5</text:span><text:change-end text:change-id="ct105553157206208"/><text:change-start text:change-id="ct105553157205248"/><text:span text:style-name="T58">.</text:span><text:span text:style-name="T60">XX</text:span><text:change-end text:change-id="ct105553157205248"/></text:p>
          </table:table-cell>
          <table:table-cell table:style-name="Table7.C2" office:value-type="string">
            <text:p text:style-name="P43"><text:change-start text:change-id="ct105553157204528"/>0b10000001 <text:s/>0b0<text:span text:style-name="T58">111</text:span>00<text:span text:style-name="T58">1</text:span>1 <text:s/>0bXXXXXXXX <text:s/>0bEEEEEEEE<text:change-end text:change-id="ct105553157204528"/></text:p>
          </table:table-cell>
        </table:table-row>
        <table:table-row table:style-name="Table7.4">
          <table:table-cell table:style-name="Table7.A2" office:value-type="string">
            <text:p text:style-name="P43"><text:change-start text:change-id="ct105553157203808"/>‍3<text:change-end text:change-id="ct105553157203808"/></text:p>
          </table:table-cell>
          <table:table-cell table:style-name="Table7.A2" office:value-type="string">
            <text:p text:style-name="P43"><text:change-start text:change-id="ct105553157204048"/>01.01.02.00.01.00.0<text:span text:style-name="T58">6</text:span><text:change-end text:change-id="ct105553157204048"/><text:change-start text:change-id="ct105553157284768"/><text:span text:style-name="T58">.</text:span><text:span text:style-name="T60">XX</text:span><text:change-end text:change-id="ct105553157284768"/></text:p>
          </table:table-cell>
          <table:table-cell table:style-name="Table7.C2" office:value-type="string">
            <text:p text:style-name="P43"><text:change-start text:change-id="ct105553157285248"/>0b10000001 <text:s/>0b0<text:span text:style-name="T58">111</text:span>0<text:span text:style-name="T58">1</text:span>01 <text:s/>0bXXXXXXXX <text:s/>0bEEEEEEEE<text:change-end text:change-id="ct105553157285248"/></text:p>
          </table:table-cell>
        </table:table-row>
        <table:table-row table:style-name="Table7.4">
          <table:table-cell table:style-name="Table7.A2" office:value-type="string">
            <text:p text:style-name="P43"><text:change-start text:change-id="ct105553157285008"/>‍4<text:change-end text:change-id="ct105553157285008"/></text:p>
          </table:table-cell>
          <table:table-cell table:style-name="Table7.A2" office:value-type="string">
            <text:p text:style-name="P43"><text:change-start text:change-id="ct105553157291488"/>01.01.02.00.01.00.0<text:span text:style-name="T58">7</text:span><text:change-end text:change-id="ct105553157291488"/><text:change-start text:change-id="ct105553157291248"/><text:span text:style-name="T58">.</text:span><text:span text:style-name="T60">XX</text:span><text:change-end text:change-id="ct105553157291248"/></text:p>
          </table:table-cell>
          <table:table-cell table:style-name="Table7.C2" office:value-type="string">
            <text:p text:style-name="P43"><text:change-start text:change-id="ct105553157291008"/>0b10000001 <text:s/>0b0<text:span text:style-name="T58">111</text:span>0<text:span text:style-name="T58">11</text:span>1 <text:s/>0bXXXXXXXX <text:s/>0bEEEEEEEE<text:change-end text:change-id="ct105553157291008"/></text:p>
          </table:table-cell>
        </table:table-row>
        <table:table-row table:style-name="Table7.4">
          <table:table-cell table:style-name="Table7.A2" office:value-type="string">
            <text:p text:style-name="P43"><text:change-start text:change-id="ct105553157290768"/>‍2043<text:change-end text:change-id="ct105553157290768"/></text:p>
          </table:table-cell>
          <table:table-cell table:style-name="Table7.A2" office:value-type="string">
            <text:p text:style-name="P43"><text:change-start text:change-id="ct105553157290528"/>01.01.02.00.01.0<text:span text:style-name="T58">7</text:span>.<text:span text:style-name="T58">F</text:span><text:change-end text:change-id="ct105553157290528"/><text:change-start text:change-id="ct105553157290288"/><text:span text:style-name="T61">E</text:span><text:span text:style-name="T58">.</text:span><text:change-end text:change-id="ct105553157290288"/><text:change-start text:change-id="ct105553157290048"/><text:span text:style-name="T60">XX</text:span><text:change-end text:change-id="ct105553157290048"/></text:p>
          </table:table-cell>
          <table:table-cell table:style-name="Table7.C2" office:value-type="string">
            <text:p text:style-name="P43"><text:change-start text:change-id="ct105553157289808"/>0b10<text:span text:style-name="T58">11111</text:span>1 <text:s/>0b00000<text:span text:style-name="T58">10</text:span>1 <text:s/>0bXXXXXXXX <text:s/>0bEEEEEEEE<text:change-end text:change-id="ct105553157289808"/></text:p>
          </table:table-cell>
        </table:table-row>
        <table:table-row table:style-name="Table7.4">
          <table:table-cell table:style-name="Table7.A2" office:value-type="string">
            <text:p text:style-name="P43"><text:change-start text:change-id="ct105553157289568"/>‍<text:change-end text:change-id="ct105553157289568"/><text:change text:change-id="ct105553157289328"/><text:change-start text:change-id="ct105553157289088"/><text:span text:style-name="T68">2044</text:span><text:change-end text:change-id="ct105553157289088"/></text:p>
          </table:table-cell>
          <table:table-cell table:style-name="Table7.A2" office:value-type="string">
            <text:p text:style-name="P43"><text:change-start text:change-id="ct105553157288848"/>01.01.02.00.01.0<text:span text:style-name="T58">7</text:span>.<text:span text:style-name="T58">FF</text:span><text:change-end text:change-id="ct105553157288848"/><text:change-start text:change-id="ct105553157288608"/><text:span text:style-name="T58">.</text:span><text:change-end text:change-id="ct105553157288608"/><text:change-start text:change-id="ct105553157288368"/><text:span text:style-name="T68">XX</text:span><text:change-end text:change-id="ct105553157288368"/><text:change text:change-id="ct105553157288128"/></text:p>
          </table:table-cell>
          <table:table-cell table:style-name="Table7.C2" office:value-type="string">
            <text:p text:style-name="P43"><text:change-start text:change-id="ct105553157287888"/>0b10<text:span text:style-name="T58">11111</text:span>1 <text:s/>0b00000<text:span text:style-name="T58">11</text:span>1 <text:s/>0b<text:change-end text:change-id="ct105553157287888"/><text:change-start text:change-id="ct105553157287648"/><text:span text:style-name="T68">XXXXXXXX</text:span><text:change-end text:change-id="ct105553157287648"/><text:change text:change-id="ct105553157287408"/><text:change-start text:change-id="ct105553157287168"/> <text:s/>0bEEEEEEEE<text:change-end text:change-id="ct105553157287168"/></text:p>
          </table:table-cell>
        </table:table-row>
        <text:soft-page-break/>
        <table:table-row table:style-name="Table7.4">
          <table:table-cell table:style-name="Table7.A2" office:value-type="string">
            <text:p text:style-name="P43"><text:change-start text:change-id="ct105553157286928"/>‍<text:change-end text:change-id="ct105553157286928"/><text:change-start text:change-id="ct105553157286688"/><text:span text:style-name="T68">2045</text:span><text:change-end text:change-id="ct105553157286688"/></text:p>
          </table:table-cell>
          <table:table-cell table:style-name="Table7.A2" office:value-type="string">
            <text:p text:style-name="P44"><text:change-start text:change-id="ct105553157286448"/>01.01.02.00.01.00.0<text:span text:style-name="T68">0</text:span>.<text:span text:style-name="T60">XX</text:span><text:change-end text:change-id="ct105553157286448"/></text:p>
          </table:table-cell>
          <table:table-cell table:style-name="Table7.C2" office:value-type="string">
            <text:p text:style-name="P44"><text:change-start text:change-id="ct105553157286208"/>0b1000000<text:span text:style-name="T68">0</text:span> <text:s/>0b0<text:span text:style-name="T58">111</text:span>0001 <text:s/>0bXXXXXXXX <text:s/>0bEEEEEEEE<text:change-end text:change-id="ct105553157286208"/></text:p>
          </table:table-cell>
        </table:table-row>
        <table:table-row table:style-name="Table7.4">
          <table:table-cell table:style-name="Table7.A2" office:value-type="string">
            <text:p text:style-name="P43"><text:change-start text:change-id="ct105553157285968"/>‍<text:span text:style-name="T68">2046</text:span><text:change-end text:change-id="ct105553157285968"/></text:p>
          </table:table-cell>
          <table:table-cell table:style-name="Table7.A2" office:value-type="string">
            <text:p text:style-name="P44"><text:change-start text:change-id="ct105553157285728"/>01.01.02.00.01.00.0<text:span text:style-name="T68">1</text:span>.<text:span text:style-name="T60">XX</text:span><text:change-end text:change-id="ct105553157285728"/></text:p>
          </table:table-cell>
          <table:table-cell table:style-name="Table7.C2" office:value-type="string">
            <text:p text:style-name="P44"><text:change-start text:change-id="ct105553157285488"/>0b1000000<text:span text:style-name="T68">0</text:span> <text:s/>0b0<text:span text:style-name="T58">111</text:span>00<text:span text:style-name="T68">1</text:span>1 <text:s/>0bXXXXXXXX <text:s/>0bEEEEEEEE<text:change-end text:change-id="ct105553157285488"/></text:p>
          </table:table-cell>
        </table:table-row>
        <table:table-row table:style-name="Table7.4">
          <table:table-cell table:style-name="Table7.A2" office:value-type="string">
            <text:p text:style-name="P43"><text:change-start text:change-id="ct105553157291728"/>‍<text:change-end text:change-id="ct105553157291728"/><text:change-start text:change-id="ct105553157371248"/><text:span text:style-name="T68">2047</text:span><text:change-end text:change-id="ct105553157371248"/></text:p>
          </table:table-cell>
          <table:table-cell table:style-name="Table7.A2" office:value-type="string">
            <text:p text:style-name="P44"><text:change-start text:change-id="ct105553157371728"/>01.01.02.00.01.00.0<text:span text:style-name="T68">2</text:span>.<text:span text:style-name="T60">XX</text:span><text:change-end text:change-id="ct105553157371728"/></text:p>
          </table:table-cell>
          <table:table-cell table:style-name="Table7.C2" office:value-type="string">
            <text:p text:style-name="P44"><text:change-start text:change-id="ct105553157371968"/>0b1000000<text:span text:style-name="T68">0</text:span> <text:s/>0b0<text:span text:style-name="T58">111</text:span>0<text:span text:style-name="T68">1</text:span>01 <text:s/>0bXXXXXXXX <text:s/>0bEEEEEEEE<text:change-end text:change-id="ct105553157371968"/></text:p>
          </table:table-cell>
        </table:table-row>
        <table:table-row table:style-name="Table7.4">
          <table:table-cell table:style-name="Table7.A2" office:value-type="string">
            <text:p text:style-name="P43"><text:change-start text:change-id="ct105553157372208"/>‍<text:change-end text:change-id="ct105553157372208"/><text:change-start text:change-id="ct105553157372448"/><text:span text:style-name="T68">2048</text:span><text:change-end text:change-id="ct105553157372448"/></text:p>
          </table:table-cell>
          <table:table-cell table:style-name="Table7.A2" office:value-type="string">
            <text:p text:style-name="P44"><text:change-start text:change-id="ct105553157372688"/>01.01.02.00.01.00.0<text:span text:style-name="T68">3</text:span>.<text:span text:style-name="T60">XX</text:span><text:change-end text:change-id="ct105553157372688"/></text:p>
          </table:table-cell>
          <table:table-cell table:style-name="Table7.C2" office:value-type="string">
            <text:p text:style-name="P44"><text:change-start text:change-id="ct105553157372928"/>0b1000000<text:span text:style-name="T68">0</text:span> <text:s/>0b0<text:span text:style-name="T58">111</text:span>0<text:span text:style-name="T68">11</text:span>1 <text:s/>0bXXXXXXXX <text:s/>0bEEEEEEEE<text:change-end text:change-id="ct105553157372928"/></text:p>
          </table:table-cell>
        </table:table-row>
      </table:table>
      <text:h text:style-name="P63" text:outline-level="3"><text:bookmark-start text:name="__RefHeading___Toc13918_1060902120"/><text:change text:change-id="ct105553157373168"/><text:change text:change-id="ct105553157373408"/><text:change-start text:change-id="ct105553157373648"/>Well-Known<text:change-end text:change-id="ct105553157373648"/><text:change-start text:change-id="ct105553157363568"/> Other<text:bookmark-end text:name="__RefHeading___Toc13918_1060902120"/></text:h>
      <text:p text:style-name="P60"><text:span text:style-name="T13">The general properties of the Well-Known Other Event Identifiers are the same as those for Well-Known Event Identifiers as described in </text:span><text:span text:style-name="T14">the </text:span><text:span text:style-name="T13">section above. In general, this section contains events that have not originated as Well-Known, typically in a private Unique Identifier space, but at a later time have been promoted to Well-Known status.</text:span></text:p>
      <text:h text:style-name="Heading_20_4" text:outline-level="4"><text:change-end text:change-id="ct105553157363568"/><text:change-start text:change-id="ct105553157363088"/>Train Search Protocol</text:h>
      <text:p text:style-name="Standard"><text:span text:style-name="T84">The T</text:span><text:span text:style-name="T9">r</text:span><text:span text:style-name="T84">ain Search Protocol was developed by Train Control Systems, Inc. (TCS), and placed in a Unique ID range that was assigned to them by the Unique Identifiers Standard. </text:span><text:span text:style-name="T85">This is a perfectly valid example of how the extensibility of the OpenLCB protocols can be used for new and innovative </text:span><text:span text:style-name="T86">use-cases.</text:span><text:span text:style-name="T84"> </text:span><text:span text:style-name="T86">The</text:span><text:span text:style-name="T84"> protocol was shipped in products by TCS, </text:span><text:span text:style-name="T86">and the</text:span><text:span text:style-name="T84"> documentation was published for the purpose of interoperability with </text:span><text:span text:style-name="T85">devices and solutions by other manufacturers. When adopting this as an OpenLCB Standard, the allocation was purposefully not changed, </text:span><text:span text:style-name="T86">to maintain compatibility with devices in the field.</text:span></text:p>
      <text:p text:style-name="Text_20_body"><text:change-end text:change-id="ct105553157363088"/></text:p>
      <text:p text:style-name="P22"><text:change text:change-id="ct105553157363328"/></text:p>
      <text:h text:style-name="P62"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s/>1 <text:s/>Introduction<text:tab/>1</text:p>
          <text:p text:style-name="P38"><text:s/>2 <text:s/>Annotations to the Standard<text:tab/>1</text:p>
          <text:p text:style-name="P39"><text:s/>2.1 <text:s/>Introduction<text:tab/>1</text:p>
          <text:p text:style-name="P39"><text:s/>2.2 <text:s/>Intended Use<text:tab/>1</text:p>
          <text:p text:style-name="P39"><text:s/>2.3 <text:s/>References and Context<text:tab/>2</text:p>
          <text:p text:style-name="P39"><text:s/>2.4 <text:s/>Format<text:tab/>3</text:p>
          <text:p text:style-name="P39"><text:s/>2.5 <text:s/>Allocation<text:tab/>3</text:p>
          <text:p text:style-name="P40"><text:s/>2.5.1 <text:s/>Node ID Based<text:tab/>3</text:p>
          <text:p text:style-name="P40"><text:s/>2.5.2 <text:s/>Well-Known Automatically-Routed<text:tab/>3</text:p>
          <text:p text:style-name="P41"><text:s/>2.5.2.1 <text:s/>Emergency Off<text:tab/>3</text:p>
          <text:p text:style-name="P41"><text:s/>2.5.2.2 <text:s/>Emergency Stop<text:tab/>4</text:p>
          <text:p text:style-name="P41"><text:s/>2.5.2.3 <text:s/>Power Supply Brownout Detected<text:tab/>4</text:p>
          <text:p text:style-name="P41"><text:s/>2.5.2.4 <text:s/>Other Well-Known Automatically Routed<text:tab/>5</text:p>
          <text:p text:style-name="P40"><text:s/>2.5.3 <text:s/>Well-Known<text:tab/>5</text:p>
          <text:p text:style-name="P41"><text:s/>2.5.3.1 <text:s/>Duplicate Node ID<text:tab/>5</text:p>
          <text:p text:style-name="P41"><text:s/>2.5.3.2 <text:s/>MERG CBUS<text:tab/>5</text:p>
          <text:p text:style-name="P41"><text:s/>2.5.3.3 <text:s/>Basic DCC Accessory Decoder<text:tab/>6</text:p>
          <text:p text:style-name="P41"><text:s/>2.5.3.4 <text:s/>Advanced DCC Accessory Decoder<text:tab/>7</text:p>
          <text:p text:style-name="P41"><text:s/>2.5.3.5 <text:s/>Other Well-Known<text:tab/>8</text:p>
        </text:index-body>
      </text:table-of-conten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MP10"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1d227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Identifiers Technical Note<draw:custom-shape text:anchor-type="char" draw:z-index="8"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0</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un 24,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8"><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 24, 2024</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9"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0</text:page-count></text:span></text:span><text:span text:style-name="Page_20_Number"><text:span text:style-name="MT4"><text:s/>- </text:span></text:span><text:span text:style-name="Page_20_Number"><text:span text:style-name="MT4"><text:user-defined style:data-style-name="N0" text:name="OLCBdate">Jun 24,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4"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7" draw:name="PowerPlusWaterMarkObject" draw:style-name="Mgr1" draw:text-style-name="MP3" svg:width="6.9248in" svg:height="2.315in" draw:transform="rotate (0.785398163397448) translate (1.44583333333333in 4.99375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Identifiers Technical Note</dc:title>
    <meta:initial-creator>Alex Shepherd</meta:initial-creator>
    <meta:creation-date>2009-01-22T07:11:27</meta:creation-date>
    <meta:editing-cycles>200</meta:editing-cycles>
    <meta:editing-duration>P28DT9H20M</meta:editing-duration>
    <meta:generator>LibreOffice/7.4.6.2$MacOSX_X86_64 LibreOffice_project/5b1f5509c2decdade7fda905e3e1429a67acd63d</meta:generator>
    <dc:date>2024-06-29T18:13:18.771575782</dc:date>
    <dc:creator>Balazs Racz</dc:creator>
    <meta:document-statistic meta:table-count="7" meta:image-count="1" meta:object-count="0" meta:page-count="10" meta:paragraph-count="218" meta:word-count="3508" meta:character-count="21617" meta:non-whitespace-character-count="18194"/>
    <meta:user-defined meta:name="OLCBdate">Jun 24, 2024</meta:user-defined>
    <meta:user-defined meta:name="OLCBstatus">Draft</meta:user-defined>
    <meta:user-defined meta:name="OLCByear">2024</meta:user-defined>
  </office:meta>
</office:document-meta>
</file>